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2.0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cell-content()=&quot;fail&quot;" style:apply-style-name="Untitled1" style:base-cell-address="Home.B1"/>
      <style:map style:condition="cell-content()!=&quot;fail&quot;" style:apply-style-name="Default" style:base-cell-address="Home.B1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table table:name="Home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number-columns-repeated="1022" table:default-cell-style-name="ce1"/>
        <table:table-row table:style-name="ro1">
          <table:table-cell office:value-type="string">
            <text:p>Test</text:p>
          </table:table-cell>
          <table:table-cell office:value-type="string">
            <text:p>Results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style-name="ce2" table:formula="of:=HYPERLINK(&quot;#devicebackupasync&quot;; &quot;Device Backup Async&quot;)" office:value-type="string" office:string-value="Device Backup Async">
            <text:p>Device Backup Async</text:p>
          </table:table-cell>
          <table:table-cell table:formula="of:=[DeviceBackupAsync.B5]" office:value-type="float" office:value="0">
            <text:p>Err:522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2" table:formula="of:=HYPERLINK(&quot;#icmdasynchttp&quot;; &quot;Async HTTP ICmd&quot;)" office:value-type="string" office:string-value="Async HTTP ICmd">
            <text:p>Async HTTP ICmd</text:p>
          </table:table-cell>
          <table:table-cell table:formula="of:=[ICmdAsyncHTTP.B5]" office:value-type="string" office:string-value="fail">
            <text:p>fail</text:p>
          </table:table-cell>
          <table:table-cell table:number-columns-repeated="1022"/>
        </table:table-row>
        <table:table-row table:style-name="ro1">
          <table:table-cell table:style-name="ce2" table:formula="of:=HYPERLINK(&quot;#icmdasynchttps&quot;; &quot;Async HTTPS ICmd&quot;)" office:value-type="string" office:string-value="Async HTTPS ICmd">
            <text:p>Async HTTPS ICmd</text:p>
          </table:table-cell>
          <table:table-cell table:formula="of:=[ICmdAsyncHTTPS.B5]" office:value-type="string" office:string-value="pass">
            <text:p>pass</text:p>
          </table:table-cell>
          <table:table-cell table:number-columns-repeated="1022"/>
        </table:table-row>
        <table:table-row table:style-name="ro1">
          <table:table-cell table:style-name="ce2" table:formula="of:=HYPERLINK(&quot;#icmdsynchttp&quot;; &quot;Sync HTTP ICmd&quot;)" office:value-type="string" office:string-value="Sync HTTP ICmd">
            <text:p>Sync HTTP ICmd</text:p>
          </table:table-cell>
          <table:table-cell table:formula="of:=[ICmdSyncHTTP.B5]" office:value-type="string" office:string-value="pass">
            <text:p>pass</text:p>
          </table:table-cell>
          <table:table-cell table:number-columns-repeated="1022"/>
        </table:table-row>
        <table:table-row table:style-name="ro1">
          <table:table-cell table:style-name="ce2" table:formula="of:=HYPERLINK(&quot;#icmdsync&quot;; &quot;Sync HTTPS ICmd&quot;)" office:value-type="string" office:string-value="Sync HTTPS ICmd">
            <text:p>Sync HTTPS ICmd</text:p>
          </table:table-cell>
          <table:table-cell table:formula="of:=[ICmdSyncHTTPS.B5]" office:value-type="string" office:string-value="pass">
            <text:p>pass</text:p>
          </table:table-cell>
          <table:table-cell table:number-columns-repeated="1022"/>
        </table:table-row>
        <table:table-row table:style-name="ro1" table:number-rows-repeated="24">
          <table:table-cell table:style-name="ce2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BackupAsync" table:style-name="ta1" table:print="false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95% Are less than</text:p>
          </table:table-cell>
          <table:table-cell/>
        </table:table-row>
        <table:table-row table:style-name="ro2">
          <table:table-cell office:value-type="string">
            <text:p>Requirements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Actual</text:p>
          </table:table-cell>
          <table:table-cell table:formula="of:=AVERAGE([#REF!.B1:.B999])" office:value-type="float" office:value="0">
            <text:p>#REF!</text:p>
          </table:table-cell>
          <table:table-cell/>
          <table:table-cell table:style-name="ce6"/>
        </table:table-row>
        <table:table-row table:style-name="ro2">
          <table:table-cell office:value-type="string">
            <text:p>Result</text:p>
          </table:table-cell>
          <table:table-cell table:formula="of:=IF([.B3]&lt;[.B2])" office:value-type="float" office:value="0">
            <text:p>Err:522</text:p>
          </table:table-cell>
          <table:table-cell table:formula="of:=IF([.C3]&lt;[.C2])" office:value-type="boolean" office:boolean-value="false">
            <text:p>FALSE</text:p>
          </table:table-cell>
          <table:table-cell/>
        </table:table-row>
        <table:table-row table:style-name="ro2">
          <table:table-cell office:value-type="string">
            <text:p>Did everything pass</text:p>
          </table:table-cell>
          <table:table-cell table:formula="of:=IF([.C5]; &quot;pass&quot;; &quot;fail&quot;)" office:value-type="float" office:value="0">
            <text:p>Err:522</text:p>
          </table:table-cell>
          <table:table-cell table:formula="of:=AND([.B4:.D4])" office:value-type="boolean" office:boolean-value="false">
            <text:p>Err:522</text:p>
          </table:table-cell>
          <table:table-cell/>
        </table:table-row>
      </table:table>
      <table:table table:name="ICmdAsyncHTTP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95% Are less than</text:p>
          </table:table-cell>
          <table:table-cell office:value-type="string">
            <text:p>Standard Deviation</text:p>
          </table:table-cell>
          <table:table-cell table:number-columns-repeated="2"/>
          <table:table-cell office:value-type="string">
            <text:p>Number of runs</text:p>
          </table:table-cell>
          <table:table-cell office:value-type="string">
            <text:p>95% of run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7" table:formula="of:=9999-COUNTBLANK([ICmdAsyncHTTPData.B1:.B9999])" office:value-type="float" office:value="999">
            <text:p>999</text:p>
          </table:table-cell>
          <table:table-cell table:formula="of:=[.G2]-ROUNDDOWN([.G2]/20)" office:value-type="float" office:value="950">
            <text:p>950</text:p>
          </table:table-cell>
        </table:table-row>
        <table:table-row table:style-name="ro2">
          <table:table-cell office:value-type="string">
            <text:p>Actual</text:p>
          </table:table-cell>
          <table:table-cell table:formula="of:=AVERAGE([ICmdAsyncHTTPData.B1:.B999])" office:value-type="float" office:value="276.39545055055">
            <text:p>276.3954505506</text:p>
          </table:table-cell>
          <table:table-cell table:formula="of:=SMALL([ICmdAsyncHTTPData.B1:.B999];[.H2])" office:value-type="float" office:value="1121.4195">
            <text:p>1121.4195</text:p>
          </table:table-cell>
          <table:table-cell table:formula="of:=STDEV([ICmdAsyncHTTPData.B1:.B999])" office:value-type="float" office:value="382.131424131798">
            <text:p>382.1314241318</text:p>
          </table:table-cell>
          <table:table-cell table:number-columns-repeated="4"/>
        </table:table-row>
        <table:table-row table:style-name="ro2">
          <table:table-cell office:value-type="string">
            <text:p>Result</text:p>
          </table:table-cell>
          <table:table-cell table:formula="of:=IF([.B3]&lt;[.B2])" office:value-type="boolean" office:boolean-value="true">
            <text:p>TRUE</text:p>
          </table:table-cell>
          <table:table-cell table:formula="of:=IF([.C3]&lt;[.C2])" office:value-type="boolean" office:boolean-value="false">
            <text:p>FALSE</text:p>
          </table:table-cell>
          <table:table-cell table:formula="of:=IF([.D3]&lt;[.D2])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Did everything pass</text:p>
          </table:table-cell>
          <table:table-cell table:formula="of:=IF([.C5]; &quot;pass&quot;; &quot;fail&quot;)" office:value-type="string" office:string-value="fail">
            <text:p>fail</text:p>
          </table:table-cell>
          <table:table-cell table:formula="of:=AND([.B4:.D4])" office:value-type="boolean" office:boolean-value="false">
            <text:p>FALSE</text:p>
          </table:table-cell>
          <table:table-cell table:number-columns-repeated="5"/>
        </table:table-row>
      </table:table>
      <table:table table:name="ICmdAsyncHTTPData" table:style-name="ta1" table:print="false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>
            <text:p>Test Time</text:p>
          </table:table-cell>
          <table:table-cell office:value-type="float" office:value="184.2488">
            <text:p>184.2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8463">
            <text:p>185.84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4773">
            <text:p>247.4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4.9656">
            <text:p>304.9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5.9006">
            <text:p>355.90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6.7796">
            <text:p>316.7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2772">
            <text:p>265.27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1.3453">
            <text:p>331.34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8.8792">
            <text:p>398.87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56.3077">
            <text:p>456.3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43.0525">
            <text:p>543.05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8.5998">
            <text:p>468.59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43.768">
            <text:p>443.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9.7256">
            <text:p>379.7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86.9525">
            <text:p>486.95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7.1119">
            <text:p>417.1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1.9934">
            <text:p>391.9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7.5985">
            <text:p>327.5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9.83">
            <text:p>359.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6.2451">
            <text:p>396.24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5.8195">
            <text:p>465.8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3.7115">
            <text:p>533.7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97.0036">
            <text:p>597.00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86.6783">
            <text:p>586.6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1.4619">
            <text:p>521.4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57.6931">
            <text:p>457.69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3.5976">
            <text:p>533.5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86.2591">
            <text:p>486.2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13.9393">
            <text:p>513.9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3.7515">
            <text:p>423.75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0.7563">
            <text:p>520.7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58.1669">
            <text:p>558.16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28.2555">
            <text:p>628.2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10.0078">
            <text:p>610.0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16.5599">
            <text:p>816.55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9.2498">
            <text:p>529.24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5.8891">
            <text:p>465.8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17.6404">
            <text:p>517.64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72.3368">
            <text:p>472.3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16.7816">
            <text:p>516.7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6.3279">
            <text:p>416.3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6.4699">
            <text:p>536.46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40.8718">
            <text:p>540.8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54.9211">
            <text:p>554.9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59.3099">
            <text:p>959.30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13.6355">
            <text:p>1013.6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8.1493">
            <text:p>2368.1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1.4393">
            <text:p>2291.4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84.0559">
            <text:p>884.05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34.3112">
            <text:p>834.31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99.706">
            <text:p>799.7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9.9391">
            <text:p>1769.9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1.6167">
            <text:p>1901.6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0.2821">
            <text:p>1840.2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3.1677">
            <text:p>1823.1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0.1507">
            <text:p>1730.15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2.5353">
            <text:p>1712.5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6.8537">
            <text:p>1686.85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2.2741">
            <text:p>1662.27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5.5006">
            <text:p>1735.50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9.2014">
            <text:p>1699.20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6.9119">
            <text:p>1606.9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4.2674">
            <text:p>1614.26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9.0797">
            <text:p>1659.07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1.2434">
            <text:p>1611.24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8.2894">
            <text:p>1668.28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3.84">
            <text:p>1623.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5.2369">
            <text:p>1605.2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1.9465">
            <text:p>1531.94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5.9722">
            <text:p>1525.97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7.787">
            <text:p>1547.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2.1339">
            <text:p>1522.1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9.8783">
            <text:p>1559.8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4.0485">
            <text:p>1544.04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8.59">
            <text:p>1528.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3.5592">
            <text:p>1543.55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6.6954">
            <text:p>1566.6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8.4387">
            <text:p>1498.4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4.4391">
            <text:p>1594.4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2.9838">
            <text:p>1362.9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4.5975">
            <text:p>1374.5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3.9721">
            <text:p>1323.97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9.2786">
            <text:p>1359.27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8.493">
            <text:p>1248.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9.4512">
            <text:p>1189.4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8.7264">
            <text:p>1188.7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8.1076">
            <text:p>1318.10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5.4474">
            <text:p>1435.44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7.5611">
            <text:p>1267.56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7.2296">
            <text:p>1297.22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6.8424">
            <text:p>1176.84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7.6809">
            <text:p>1217.68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8.7811">
            <text:p>1128.78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1.3029">
            <text:p>1141.30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1.1884">
            <text:p>1211.1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5.1082">
            <text:p>1145.1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21.1974">
            <text:p>1021.19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1.4195">
            <text:p>1121.4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29.4891">
            <text:p>1029.4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8.3801">
            <text:p>1088.38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71.9351">
            <text:p>871.93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98.8238">
            <text:p>898.82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40.4941">
            <text:p>840.49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21.9476">
            <text:p>821.94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98.3099">
            <text:p>798.30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87.7769">
            <text:p>987.77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68.1122">
            <text:p>868.1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07.1622">
            <text:p>907.1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51.7697">
            <text:p>851.76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16.6364">
            <text:p>816.63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90.8624">
            <text:p>790.86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60.8063">
            <text:p>760.80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08.3724">
            <text:p>708.37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4.8329">
            <text:p>674.83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1.5703">
            <text:p>671.5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01.9262">
            <text:p>601.9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51.5147">
            <text:p>551.5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45.0296">
            <text:p>545.02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66.6571">
            <text:p>566.6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15.3942">
            <text:p>615.3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91.1508">
            <text:p>591.1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44.8796">
            <text:p>644.8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95.6379">
            <text:p>495.63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6.6502">
            <text:p>466.65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02.737">
            <text:p>502.7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92.7806">
            <text:p>492.7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1.1065">
            <text:p>401.1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0.7895">
            <text:p>370.78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9.7293">
            <text:p>409.72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0.7769">
            <text:p>370.77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1.5849">
            <text:p>391.58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5.3068">
            <text:p>315.30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3.9305">
            <text:p>263.9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2.7686">
            <text:p>272.7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6767">
            <text:p>234.67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2279">
            <text:p>253.2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2147">
            <text:p>218.2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987">
            <text:p>216.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8479">
            <text:p>169.8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465">
            <text:p>166.64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266">
            <text:p>130.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838">
            <text:p>158.8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7891">
            <text:p>214.7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525">
            <text:p>160.85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7007">
            <text:p>220.70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139">
            <text:p>171.0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234">
            <text:p>178.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3358">
            <text:p>176.33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536">
            <text:p>159.3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9602">
            <text:p>142.9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037">
            <text:p>159.20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8314">
            <text:p>164.8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5997">
            <text:p>138.59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9514">
            <text:p>132.95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1784">
            <text:p>133.17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392">
            <text:p>136.3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0745">
            <text:p>132.0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5248">
            <text:p>135.5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6393">
            <text:p>133.6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5392">
            <text:p>139.5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0803">
            <text:p>210.08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4682">
            <text:p>216.46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2977">
            <text:p>175.2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1438">
            <text:p>152.1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152">
            <text:p>154.11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8649">
            <text:p>125.86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1871">
            <text:p>126.1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9459">
            <text:p>128.94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253">
            <text:p>201.2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3101">
            <text:p>204.3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4.2178">
            <text:p>254.21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6757">
            <text:p>135.67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841">
            <text:p>129.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1773">
            <text:p>201.1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0331">
            <text:p>165.03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7247">
            <text:p>146.72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1181">
            <text:p>133.11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3893">
            <text:p>124.38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168">
            <text:p>124.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8458">
            <text:p>123.84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061">
            <text:p>137.50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213">
            <text:p>141.12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1987">
            <text:p>145.1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2997">
            <text:p>137.29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978">
            <text:p>151.7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8885">
            <text:p>143.88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0501">
            <text:p>142.05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459">
            <text:p>137.4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866">
            <text:p>156.98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953">
            <text:p>156.49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8572">
            <text:p>143.85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218">
            <text:p>160.6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854">
            <text:p>154.0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869">
            <text:p>163.6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243">
            <text:p>160.42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571">
            <text:p>168.0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3734">
            <text:p>143.3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1625">
            <text:p>163.1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7588">
            <text:p>146.7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2.8162">
            <text:p>362.8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201">
            <text:p>168.2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5129">
            <text:p>179.51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3263">
            <text:p>186.32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7551">
            <text:p>221.75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2811">
            <text:p>178.28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499">
            <text:p>156.64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1.8999">
            <text:p>251.8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7896">
            <text:p>193.78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7644">
            <text:p>193.76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379">
            <text:p>163.63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0.8316">
            <text:p>300.83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278">
            <text:p>152.22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519">
            <text:p>155.1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9288">
            <text:p>195.9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871">
            <text:p>149.0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304">
            <text:p>151.9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7505">
            <text:p>174.7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422">
            <text:p>138.04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426">
            <text:p>150.5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4212">
            <text:p>148.42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012">
            <text:p>154.8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.5134">
            <text:p>228.51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2102">
            <text:p>146.21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311">
            <text:p>159.33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275">
            <text:p>214.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9683">
            <text:p>177.96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0874">
            <text:p>187.08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7247">
            <text:p>165.72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0018">
            <text:p>201.00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5349">
            <text:p>177.5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245">
            <text:p>159.42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5046">
            <text:p>147.50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0309">
            <text:p>146.0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307">
            <text:p>142.3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314">
            <text:p>162.8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4612">
            <text:p>171.46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54">
            <text:p>161.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415">
            <text:p>168.94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615">
            <text:p>143.66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6189">
            <text:p>241.61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658">
            <text:p>163.0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589">
            <text:p>183.5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8468">
            <text:p>166.8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902">
            <text:p>162.99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8289">
            <text:p>176.8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5603">
            <text:p>225.56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3155">
            <text:p>143.3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2485">
            <text:p>155.24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051">
            <text:p>163.0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863">
            <text:p>150.8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4851">
            <text:p>165.4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7922">
            <text:p>196.79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8163">
            <text:p>189.8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892">
            <text:p>183.8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5093">
            <text:p>171.50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3875">
            <text:p>184.38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259">
            <text:p>149.0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411">
            <text:p>160.44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531">
            <text:p>170.4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246">
            <text:p>154.8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98">
            <text:p>161.8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574">
            <text:p>168.9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093">
            <text:p>151.30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8918">
            <text:p>169.89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278">
            <text:p>151.62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264">
            <text:p>156.2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4606">
            <text:p>164.4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051">
            <text:p>150.6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36">
            <text:p>146.6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0806">
            <text:p>145.0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746">
            <text:p>154.77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4611">
            <text:p>149.46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7446">
            <text:p>143.7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078">
            <text:p>167.1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446">
            <text:p>142.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394">
            <text:p>156.2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937">
            <text:p>159.9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8.4844">
            <text:p>258.4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356">
            <text:p>162.9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098">
            <text:p>159.80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2494">
            <text:p>148.2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916">
            <text:p>145.9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5471">
            <text:p>145.5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459">
            <text:p>146.54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814">
            <text:p>189.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683">
            <text:p>158.36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702">
            <text:p>155.6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015">
            <text:p>153.80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0915">
            <text:p>148.09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737">
            <text:p>161.87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0832">
            <text:p>144.08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4914">
            <text:p>153.49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695">
            <text:p>148.76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518">
            <text:p>151.95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59">
            <text:p>141.9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2239">
            <text:p>147.22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3293">
            <text:p>144.32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604">
            <text:p>141.96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8795">
            <text:p>147.8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3639">
            <text:p>140.3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4162">
            <text:p>153.4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8104">
            <text:p>132.81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9862">
            <text:p>135.98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0158">
            <text:p>141.0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278">
            <text:p>159.42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1275">
            <text:p>146.1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559">
            <text:p>148.85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2.8335">
            <text:p>692.8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96.7568">
            <text:p>796.75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8779">
            <text:p>225.8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50.1598">
            <text:p>750.15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012">
            <text:p>155.5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568">
            <text:p>161.95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7318">
            <text:p>142.73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1289">
            <text:p>148.1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409">
            <text:p>152.8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428">
            <text:p>151.54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699">
            <text:p>208.6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0711">
            <text:p>185.0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0.2405">
            <text:p>240.24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5337">
            <text:p>244.53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705">
            <text:p>172.8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4287">
            <text:p>189.42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3644">
            <text:p>181.36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6924">
            <text:p>171.69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9803">
            <text:p>170.98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0361">
            <text:p>142.03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114">
            <text:p>141.9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5084">
            <text:p>143.50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685">
            <text:p>150.8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075">
            <text:p>204.00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6118">
            <text:p>174.61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6965">
            <text:p>192.6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2923">
            <text:p>193.2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6985">
            <text:p>214.6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6045">
            <text:p>190.60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7.3866">
            <text:p>287.38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6851">
            <text:p>206.6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2404">
            <text:p>227.24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124">
            <text:p>177.7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3674">
            <text:p>184.36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5567">
            <text:p>172.55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5848">
            <text:p>166.58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61">
            <text:p>158.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9813">
            <text:p>194.98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831">
            <text:p>172.88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0013">
            <text:p>188.0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1902">
            <text:p>181.19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4582">
            <text:p>187.4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4833">
            <text:p>178.4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0704">
            <text:p>158.07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5444">
            <text:p>182.5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846">
            <text:p>148.58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745">
            <text:p>166.6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7085">
            <text:p>168.70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732">
            <text:p>166.4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9921">
            <text:p>175.9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062">
            <text:p>173.0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765">
            <text:p>156.6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8083">
            <text:p>176.80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872">
            <text:p>155.48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7.8618">
            <text:p>237.86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6323">
            <text:p>174.6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336">
            <text:p>169.63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322">
            <text:p>157.83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5648">
            <text:p>147.5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3438">
            <text:p>183.3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344">
            <text:p>151.5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5673">
            <text:p>152.56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745">
            <text:p>163.3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7218">
            <text:p>139.7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375">
            <text:p>146.5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6881">
            <text:p>145.6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881">
            <text:p>156.1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788">
            <text:p>154.0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38">
            <text:p>152.3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5254">
            <text:p>131.52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0957">
            <text:p>148.09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8186">
            <text:p>144.8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924">
            <text:p>159.29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7661">
            <text:p>203.7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4327">
            <text:p>220.43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039">
            <text:p>158.80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2467">
            <text:p>168.24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0024">
            <text:p>187.0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1161">
            <text:p>147.1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5817">
            <text:p>218.58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4649">
            <text:p>173.46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3335">
            <text:p>185.3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8627">
            <text:p>241.86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1947">
            <text:p>150.19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7894">
            <text:p>175.78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.2864">
            <text:p>228.2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7414">
            <text:p>203.7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1643">
            <text:p>216.16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119">
            <text:p>160.1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516">
            <text:p>155.5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579">
            <text:p>162.35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772">
            <text:p>155.67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2749">
            <text:p>145.2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3188">
            <text:p>188.3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0008">
            <text:p>173.0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2686">
            <text:p>185.2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7181">
            <text:p>186.71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1199">
            <text:p>173.11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745">
            <text:p>152.9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202">
            <text:p>156.9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7883">
            <text:p>174.78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283">
            <text:p>160.7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4196">
            <text:p>175.4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2375">
            <text:p>145.2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2932">
            <text:p>195.29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023">
            <text:p>162.4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47">
            <text:p>162.0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798">
            <text:p>159.2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418">
            <text:p>152.3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2821">
            <text:p>142.2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3332">
            <text:p>145.33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292">
            <text:p>157.4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4777">
            <text:p>180.47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205">
            <text:p>180.2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4467">
            <text:p>207.44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889">
            <text:p>168.0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1.6194">
            <text:p>301.6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421">
            <text:p>162.34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3.1795">
            <text:p>303.1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4.0496">
            <text:p>264.0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667">
            <text:p>171.06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9723">
            <text:p>215.97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6492">
            <text:p>217.64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8829">
            <text:p>199.8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61">
            <text:p>170.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244">
            <text:p>168.0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4501">
            <text:p>225.45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8241">
            <text:p>197.82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255">
            <text:p>147.62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2857">
            <text:p>201.28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7299">
            <text:p>219.72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7215">
            <text:p>234.72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3766">
            <text:p>179.37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7058">
            <text:p>192.7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7343">
            <text:p>239.73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21">
            <text:p>216.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7831">
            <text:p>210.78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3158">
            <text:p>172.3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6908">
            <text:p>213.6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8199">
            <text:p>171.81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759">
            <text:p>163.97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036">
            <text:p>161.20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5192">
            <text:p>184.5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0985">
            <text:p>167.0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339">
            <text:p>167.8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749">
            <text:p>166.6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771">
            <text:p>157.0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608">
            <text:p>144.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77">
            <text:p>169.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357">
            <text:p>147.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2684">
            <text:p>139.2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437">
            <text:p>133.3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2689">
            <text:p>150.2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591">
            <text:p>156.1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062">
            <text:p>154.40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8021">
            <text:p>188.8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71.7152">
            <text:p>571.71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855">
            <text:p>159.7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706">
            <text:p>150.57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3286">
            <text:p>171.3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421">
            <text:p>164.4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7131">
            <text:p>172.7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106">
            <text:p>150.81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5722">
            <text:p>149.57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174">
            <text:p>156.91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7902">
            <text:p>187.79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9238">
            <text:p>185.92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576">
            <text:p>162.15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4078">
            <text:p>198.4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213">
            <text:p>160.72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192">
            <text:p>160.3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854">
            <text:p>153.9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41">
            <text:p>146.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5296">
            <text:p>144.52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1475">
            <text:p>150.1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0544">
            <text:p>151.05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3426">
            <text:p>141.3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3445">
            <text:p>154.3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051.0059">
            <text:p>5051.0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161">
            <text:p>155.5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5.9826">
            <text:p>395.98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5045">
            <text:p>215.50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8559">
            <text:p>212.85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4066">
            <text:p>188.4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846.3936">
            <text:p>4846.39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175">
            <text:p>173.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8477">
            <text:p>170.84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7429">
            <text:p>165.7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0994">
            <text:p>184.09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1998">
            <text:p>197.19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933">
            <text:p>206.9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6082">
            <text:p>224.6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638">
            <text:p>171.76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16">
            <text:p>173.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052">
            <text:p>155.70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868">
            <text:p>154.6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5747">
            <text:p>186.57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3761">
            <text:p>183.3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72">
            <text:p>154.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883">
            <text:p>159.78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4597">
            <text:p>177.45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195">
            <text:p>169.1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9951">
            <text:p>176.9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3586">
            <text:p>180.35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7212">
            <text:p>224.72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3.0735">
            <text:p>243.0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6.1123">
            <text:p>256.1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7.967">
            <text:p>257.9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1126">
            <text:p>221.11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964">
            <text:p>198.9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5787">
            <text:p>187.5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2341">
            <text:p>181.2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788">
            <text:p>169.1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5354">
            <text:p>147.53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822">
            <text:p>157.18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865">
            <text:p>151.7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119">
            <text:p>152.9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2372">
            <text:p>148.23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1856">
            <text:p>196.18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6072">
            <text:p>200.60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9203">
            <text:p>169.9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1154">
            <text:p>172.11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34">
            <text:p>135.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5306">
            <text:p>138.5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023">
            <text:p>147.4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176">
            <text:p>151.51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5843">
            <text:p>138.58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943">
            <text:p>150.69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65">
            <text:p>151.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175">
            <text:p>126.8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393">
            <text:p>158.3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0038">
            <text:p>146.00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0505">
            <text:p>236.0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.7501">
            <text:p>226.75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9522">
            <text:p>187.95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9.9458">
            <text:p>209.94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131">
            <text:p>165.6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545">
            <text:p>142.35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4059">
            <text:p>202.4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873">
            <text:p>164.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493">
            <text:p>162.7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0485">
            <text:p>167.04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5353">
            <text:p>183.5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7971">
            <text:p>133.79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0317">
            <text:p>182.0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3502">
            <text:p>150.35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287">
            <text:p>149.02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893">
            <text:p>148.58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482">
            <text:p>153.7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763">
            <text:p>158.8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716">
            <text:p>156.2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979">
            <text:p>171.79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9677">
            <text:p>166.9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101">
            <text:p>150.9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807">
            <text:p>144.8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3209">
            <text:p>170.32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6787">
            <text:p>149.6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416">
            <text:p>146.6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293">
            <text:p>154.72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874">
            <text:p>143.8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7446">
            <text:p>147.7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847">
            <text:p>165.38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1172">
            <text:p>146.1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9281">
            <text:p>147.9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2409">
            <text:p>150.2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1686">
            <text:p>146.1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638">
            <text:p>148.96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1458">
            <text:p>170.14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796">
            <text:p>162.7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077">
            <text:p>149.7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2209">
            <text:p>174.22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732">
            <text:p>158.6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83">
            <text:p>151.5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521">
            <text:p>162.05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651">
            <text:p>164.1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393">
            <text:p>158.4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1082">
            <text:p>145.1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7324">
            <text:p>192.7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9707">
            <text:p>171.97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7.5539">
            <text:p>367.5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97.1125">
            <text:p>497.11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4374">
            <text:p>175.4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0819">
            <text:p>241.08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7971">
            <text:p>210.79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1.1356">
            <text:p>331.1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1857">
            <text:p>186.18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784">
            <text:p>137.77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6107">
            <text:p>167.61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3374">
            <text:p>192.3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3302">
            <text:p>191.3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3946">
            <text:p>189.3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675">
            <text:p>150.96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013">
            <text:p>143.6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648">
            <text:p>154.0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5735">
            <text:p>144.5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0749">
            <text:p>134.0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9628">
            <text:p>135.96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1086">
            <text:p>143.10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535">
            <text:p>149.05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5826">
            <text:p>233.58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539">
            <text:p>151.7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9804">
            <text:p>175.9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375">
            <text:p>159.5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9051">
            <text:p>138.9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7658">
            <text:p>146.7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796">
            <text:p>133.3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742">
            <text:p>136.3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3733">
            <text:p>166.37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664">
            <text:p>137.56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9575">
            <text:p>134.95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7629">
            <text:p>143.76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4607">
            <text:p>145.4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2761">
            <text:p>247.2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5">
            <text:p>151.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713">
            <text:p>161.9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426">
            <text:p>149.1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113">
            <text:p>146.1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3969">
            <text:p>148.39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637">
            <text:p>152.36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0648">
            <text:p>158.0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1964">
            <text:p>147.19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363">
            <text:p>137.7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816">
            <text:p>142.3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2186">
            <text:p>144.2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042">
            <text:p>155.9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455">
            <text:p>138.0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7329">
            <text:p>145.73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213">
            <text:p>169.12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9842">
            <text:p>171.98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1011">
            <text:p>145.10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962">
            <text:p>148.7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795">
            <text:p>151.7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588">
            <text:p>165.6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762">
            <text:p>145.9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212">
            <text:p>193.2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509">
            <text:p>157.2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9626">
            <text:p>147.96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7653">
            <text:p>152.7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069">
            <text:p>139.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204">
            <text:p>157.32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674">
            <text:p>138.06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495">
            <text:p>136.34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289">
            <text:p>159.8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0531">
            <text:p>141.0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5729">
            <text:p>167.57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4628">
            <text:p>142.46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016">
            <text:p>138.00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8853">
            <text:p>137.8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1173">
            <text:p>129.1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937">
            <text:p>148.9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158">
            <text:p>140.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064">
            <text:p>150.80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1954">
            <text:p>147.1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7.4499">
            <text:p>237.44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1281">
            <text:p>138.1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312">
            <text:p>151.43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071">
            <text:p>148.5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9583">
            <text:p>144.95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6847">
            <text:p>140.68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7889">
            <text:p>183.7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4596">
            <text:p>142.45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4705">
            <text:p>188.4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11">
            <text:p>145.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677">
            <text:p>154.5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4406">
            <text:p>192.44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625">
            <text:p>151.4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408">
            <text:p>161.5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0594">
            <text:p>144.0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179">
            <text:p>136.1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19">
            <text:p>141.7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927">
            <text:p>154.89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5643">
            <text:p>136.56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9265">
            <text:p>187.92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934">
            <text:p>137.5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7367">
            <text:p>175.7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4928">
            <text:p>153.49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4946">
            <text:p>144.4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149">
            <text:p>112.8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547">
            <text:p>145.95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2361">
            <text:p>143.23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998">
            <text:p>154.19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7686">
            <text:p>150.7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547">
            <text:p>149.25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3196">
            <text:p>132.3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0504">
            <text:p>150.0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445">
            <text:p>151.1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9281">
            <text:p>164.9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5855">
            <text:p>180.5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435">
            <text:p>148.54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068">
            <text:p>141.10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601">
            <text:p>159.36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977">
            <text:p>157.0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6286">
            <text:p>142.6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13">
            <text:p>136.3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7933">
            <text:p>150.79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9342">
            <text:p>143.9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5409">
            <text:p>140.5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4729">
            <text:p>143.47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5013">
            <text:p>149.5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113">
            <text:p>155.11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375">
            <text:p>148.5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162">
            <text:p>146.9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694">
            <text:p>154.8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3827">
            <text:p>192.38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321">
            <text:p>159.2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317">
            <text:p>157.9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4998">
            <text:p>183.49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6979">
            <text:p>149.69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035">
            <text:p>165.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1578">
            <text:p>150.15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081">
            <text:p>141.90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0882">
            <text:p>120.0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529">
            <text:p>123.75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782">
            <text:p>160.7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9623">
            <text:p>122.96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2129">
            <text:p>133.21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1302">
            <text:p>152.1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8617">
            <text:p>136.86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7562">
            <text:p>136.75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708">
            <text:p>163.97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967">
            <text:p>155.19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823">
            <text:p>148.58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846">
            <text:p>155.08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258">
            <text:p>148.52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509">
            <text:p>129.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449">
            <text:p>130.4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009">
            <text:p>160.40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986">
            <text:p>147.9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0912">
            <text:p>140.09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7403">
            <text:p>140.74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0592">
            <text:p>137.05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4656">
            <text:p>146.4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1066">
            <text:p>138.1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044">
            <text:p>129.0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5115">
            <text:p>138.5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3272">
            <text:p>139.3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1787">
            <text:p>128.1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231">
            <text:p>143.2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456">
            <text:p>141.14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4185">
            <text:p>140.4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9">
            <text:p>141.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813">
            <text:p>157.08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9074">
            <text:p>142.90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933">
            <text:p>156.09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6192">
            <text:p>144.6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032">
            <text:p>143.6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6797">
            <text:p>145.67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1207">
            <text:p>192.1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1057">
            <text:p>153.10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312">
            <text:p>165.83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021">
            <text:p>150.9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0161">
            <text:p>151.0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474">
            <text:p>141.14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646">
            <text:p>151.16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272">
            <text:p>129.6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5151">
            <text:p>142.51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3248">
            <text:p>132.3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3343">
            <text:p>137.33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6193">
            <text:p>125.6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5672">
            <text:p>145.5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7203">
            <text:p>134.7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897">
            <text:p>162.98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0935">
            <text:p>144.09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684">
            <text:p>141.1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6203">
            <text:p>134.6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7185">
            <text:p>145.7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4291">
            <text:p>135.42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7712">
            <text:p>132.7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925">
            <text:p>165.9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7257">
            <text:p>172.72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412">
            <text:p>148.54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8996">
            <text:p>147.8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4799">
            <text:p>141.4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276">
            <text:p>153.8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3136">
            <text:p>147.3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7077">
            <text:p>145.7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346">
            <text:p>150.6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853">
            <text:p>158.7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4339">
            <text:p>144.4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2975">
            <text:p>127.2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5938">
            <text:p>141.59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4494">
            <text:p>136.4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1961">
            <text:p>137.1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111">
            <text:p>148.8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3274">
            <text:p>129.32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8508">
            <text:p>135.8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3869">
            <text:p>147.3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7238">
            <text:p>133.72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5582">
            <text:p>196.5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677">
            <text:p>147.4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097">
            <text:p>157.30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2174">
            <text:p>147.21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1313">
            <text:p>140.13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7911">
            <text:p>140.79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188">
            <text:p>150.5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7838">
            <text:p>147.7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641">
            <text:p>149.1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4398">
            <text:p>139.43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02">
            <text:p>150.5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5614">
            <text:p>138.56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7735">
            <text:p>134.7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0351">
            <text:p>146.03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564">
            <text:p>146.95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6747">
            <text:p>139.67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743">
            <text:p>150.67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3777">
            <text:p>139.37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108">
            <text:p>155.11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892">
            <text:p>150.68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8363">
            <text:p>137.8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6582">
            <text:p>205.6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7362">
            <text:p>203.73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8425">
            <text:p>170.84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92">
            <text:p>150.6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9863">
            <text:p>140.9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6861">
            <text:p>136.68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5606">
            <text:p>147.5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0092">
            <text:p>141.0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34">
            <text:p>163.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134">
            <text:p>148.81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065">
            <text:p>159.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1042">
            <text:p>142.1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0649">
            <text:p>135.06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4366">
            <text:p>146.43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9364">
            <text:p>140.93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247">
            <text:p>157.22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307">
            <text:p>147.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443">
            <text:p>154.64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326">
            <text:p>155.33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8711">
            <text:p>166.8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267">
            <text:p>160.32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6418">
            <text:p>194.6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6851">
            <text:p>189.6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0699">
            <text:p>143.06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425">
            <text:p>147.44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2943">
            <text:p>168.29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1013">
            <text:p>148.1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606">
            <text:p>137.7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713">
            <text:p>154.1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9323">
            <text:p>149.9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264">
            <text:p>151.5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101">
            <text:p>141.1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2429">
            <text:p>140.2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067">
            <text:p>155.6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273">
            <text:p>133.3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8825">
            <text:p>139.88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229">
            <text:p>136.3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8733">
            <text:p>142.87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7735">
            <text:p>134.7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93">
            <text:p>159.7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073">
            <text:p>148.90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3">
            <text:p>156.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1977">
            <text:p>183.1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1047">
            <text:p>189.10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569">
            <text:p>156.65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96">
            <text:p>159.3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8318">
            <text:p>140.83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9852">
            <text:p>137.98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9238">
            <text:p>136.92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8088">
            <text:p>133.80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4146">
            <text:p>139.41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10.3764">
            <text:p>810.37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6042">
            <text:p>135.6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42">
            <text:p>157.2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7466">
            <text:p>167.74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63">
            <text:p>154.0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626">
            <text:p>173.6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4853">
            <text:p>183.4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1208">
            <text:p>143.12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994">
            <text:p>154.69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054">
            <text:p>165.2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7844">
            <text:p>167.7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2301">
            <text:p>214.23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28">
            <text:p>205.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7126">
            <text:p>178.71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9175">
            <text:p>182.9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6263">
            <text:p>217.62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226">
            <text:p>177.72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7295">
            <text:p>170.72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0471">
            <text:p>167.0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001">
            <text:p>155.00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5889">
            <text:p>174.5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951">
            <text:p>167.8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684">
            <text:p>162.0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4921">
            <text:p>152.4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415">
            <text:p>156.64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088">
            <text:p>159.80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192">
            <text:p>154.4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9835">
            <text:p>170.98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993">
            <text:p>143.69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411">
            <text:p>146.4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1117">
            <text:p>142.11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627">
            <text:p>171.6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2133">
            <text:p>218.21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3555">
            <text:p>215.3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0929">
            <text:p>180.09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73">
            <text:p>170.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998">
            <text:p>148.89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2197">
            <text:p>147.2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944">
            <text:p>149.29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8212">
            <text:p>143.82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1669">
            <text:p>138.16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493">
            <text:p>152.2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595">
            <text:p>162.75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8369">
            <text:p>174.8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989">
            <text:p>157.99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7468">
            <text:p>140.7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547">
            <text:p>156.45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184">
            <text:p>158.81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1946">
            <text:p>158.1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99">
            <text:p>157.2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292">
            <text:p>165.3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513">
            <text:p>151.35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314">
            <text:p>155.0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1053">
            <text:p>207.1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7773">
            <text:p>203.7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489">
            <text:p>170.44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447">
            <text:p>158.6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455">
            <text:p>166.7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284">
            <text:p>156.02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005">
            <text:p>149.20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122">
            <text:p>150.6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0444">
            <text:p>144.0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349">
            <text:p>167.1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875">
            <text:p>155.08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695">
            <text:p>137.76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739">
            <text:p>145.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2799">
            <text:p>151.2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7955">
            <text:p>143.79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8578">
            <text:p>135.85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6559">
            <text:p>162.65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921">
            <text:p>155.0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3673">
            <text:p>143.36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0761">
            <text:p>148.0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549">
            <text:p>156.75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9.8309">
            <text:p>209.8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5808">
            <text:p>171.5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5705">
            <text:p>141.5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2863">
            <text:p>144.2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9033">
            <text:p>134.90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816">
            <text:p>119.4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4553">
            <text:p>120.45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573">
            <text:p>164.5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97">
            <text:p>166.4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642">
            <text:p>152.3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6922">
            <text:p>153.69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473">
            <text:p>151.74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4543">
            <text:p>152.45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067">
            <text:p>156.2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926">
            <text:p>141.99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926">
            <text:p>156.99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291">
            <text:p>151.72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5973">
            <text:p>187.59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1374">
            <text:p>174.1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5868">
            <text:p>173.5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6536">
            <text:p>201.6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7746">
            <text:p>201.77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9163">
            <text:p>187.9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0605">
            <text:p>147.0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7636">
            <text:p>142.76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693">
            <text:p>144.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7283">
            <text:p>201.7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4579">
            <text:p>190.45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1653">
            <text:p>148.1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462">
            <text:p>168.94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8519">
            <text:p>168.8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9558">
            <text:p>197.95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57">
            <text:p>155.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113">
            <text:p>148.1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6586">
            <text:p>138.65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3705">
            <text:p>134.3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629">
            <text:p>163.96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4475">
            <text:p>136.4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0078">
            <text:p>141.0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7188">
            <text:p>138.7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2514">
            <text:p>136.25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0543">
            <text:p>142.05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859">
            <text:p>173.8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2881">
            <text:p>182.2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269">
            <text:p>161.92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4017">
            <text:p>140.40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484">
            <text:p>165.84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4377">
            <text:p>140.4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9064">
            <text:p>176.90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631">
            <text:p>157.76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5681">
            <text:p>147.56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956">
            <text:p>154.7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9212">
            <text:p>143.92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589">
            <text:p>154.55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3224">
            <text:p>153.3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7979">
            <text:p>201.79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6594">
            <text:p>142.6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3127">
            <text:p>143.3127</text:p>
          </table:table-cell>
        </table:table-row>
      </table:table>
      <table:table table:name="ICmdSyncHTTP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95% Are less than</text:p>
          </table:table-cell>
          <table:table-cell office:value-type="string">
            <text:p>Standard Deviation</text:p>
          </table:table-cell>
          <table:table-cell table:number-columns-repeated="2"/>
          <table:table-cell office:value-type="string">
            <text:p>Number of runs</text:p>
          </table:table-cell>
          <table:table-cell office:value-type="string">
            <text:p>95% of run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7" table:formula="of:=9999-COUNTBLANK([ICmdSyncHTTPData.B1:.B9999])" office:value-type="float" office:value="999">
            <text:p>999</text:p>
          </table:table-cell>
          <table:table-cell table:formula="of:=[.G2]-ROUNDDOWN([.G2]/20)" office:value-type="float" office:value="950">
            <text:p>950</text:p>
          </table:table-cell>
        </table:table-row>
        <table:table-row table:style-name="ro2">
          <table:table-cell office:value-type="string">
            <text:p>Actual</text:p>
          </table:table-cell>
          <table:table-cell table:formula="of:=AVERAGE([ICmdSyncHTTPData.B1:.B999])" office:value-type="float" office:value="184.693708408409">
            <text:p>184.6937084084</text:p>
          </table:table-cell>
          <table:table-cell table:formula="of:=SMALL([ICmdSyncHTTPData.B1:.B9999];[.H2])" office:value-type="float" office:value="219.4194">
            <text:p>219.4194</text:p>
          </table:table-cell>
          <table:table-cell table:formula="of:=STDEV([ICmdSyncHTTPData.B1:.B999])" office:value-type="float" office:value="821.378604638429">
            <text:p>821.3786046384</text:p>
          </table:table-cell>
          <table:table-cell table:number-columns-repeated="4"/>
        </table:table-row>
        <table:table-row table:style-name="ro2">
          <table:table-cell office:value-type="string">
            <text:p>Result</text:p>
          </table:table-cell>
          <table:table-cell table:formula="of:=IF([.B3]&lt;[.B2])" office:value-type="boolean" office:boolean-value="true">
            <text:p>TRUE</text:p>
          </table:table-cell>
          <table:table-cell table:formula="of:=IF([.C3]&lt;[.C2])" office:value-type="boolean" office:boolean-value="true">
            <text:p>TRUE</text:p>
          </table:table-cell>
          <table:table-cell table:formula="of:=IF([.D3]&lt;[.D2])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Did everything pass</text:p>
          </table:table-cell>
          <table:table-cell table:formula="of:=IF([.C5]; &quot;pass&quot;; &quot;fail&quot;)" office:value-type="string" office:string-value="pass">
            <text:p>pass</text:p>
          </table:table-cell>
          <table:table-cell table:formula="of:=AND([.B4:.D4])" office:value-type="boolean" office:boolean-value="true">
            <text:p>TRUE</text:p>
          </table:table-cell>
          <table:table-cell table:number-columns-repeated="5"/>
        </table:table-row>
      </table:table>
      <table:table table:name="ICmdSyncHTTPData" table:style-name="ta1" table:print="false">
        <table:table-source xlink:type="simple" xlink:href="../SyncHTTPICmdPerformanceTest.csv" table:table-name="Sheet1" table:filter-name="Text - txt - csv (StarCalc)" table:filter-options="44/MRG,39,ANSI,1,,0,false,false"/>
        <table:table-column table:style-name="co9" table:default-cell-style-name="Default"/>
        <table:table-column table:style-name="co12" table:default-cell-style-name="Default"/>
        <table:table-row table:style-name="ro2">
          <table:table-cell office:value-type="string">
            <text:p>Test Time</text:p>
          </table:table-cell>
          <table:table-cell office:value-type="float" office:value="22383.55">
            <text:p>22383.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3956">
            <text:p>127.3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26">
            <text:p>118.2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4665">
            <text:p>120.4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5477">
            <text:p>163.54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9539">
            <text:p>126.9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0082">
            <text:p>119.0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6652">
            <text:p>119.66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0348">
            <text:p>117.0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5696">
            <text:p>124.56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9335">
            <text:p>116.9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0733">
            <text:p>131.07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4354">
            <text:p>194.43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162">
            <text:p>118.2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851">
            <text:p>119.1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2467">
            <text:p>110.24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1751">
            <text:p>118.1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8495">
            <text:p>142.84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4841">
            <text:p>126.4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7817">
            <text:p>129.78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341">
            <text:p>155.1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6276">
            <text:p>118.6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5523">
            <text:p>199.5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6128">
            <text:p>138.6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9426">
            <text:p>117.9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701">
            <text:p>121.8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507">
            <text:p>126.85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6693">
            <text:p>110.6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59.634">
            <text:p>659.6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1.2167">
            <text:p>1161.2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2071">
            <text:p>119.2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407">
            <text:p>137.54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0536">
            <text:p>126.0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6564">
            <text:p>130.65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464">
            <text:p>125.04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6068">
            <text:p>119.60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5255">
            <text:p>181.52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667">
            <text:p>122.06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4569">
            <text:p>117.45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6814">
            <text:p>112.6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5587">
            <text:p>136.55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48">
            <text:p>122.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5872">
            <text:p>136.58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0516">
            <text:p>119.0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0028">
            <text:p>133.00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0653">
            <text:p>120.0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216">
            <text:p>168.02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9042">
            <text:p>123.9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896">
            <text:p>169.68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446">
            <text:p>122.2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609">
            <text:p>112.6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685">
            <text:p>159.3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4153">
            <text:p>121.4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3486">
            <text:p>115.34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3776">
            <text:p>132.37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6519">
            <text:p>116.6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148">
            <text:p>158.61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012">
            <text:p>130.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8651">
            <text:p>207.8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6201">
            <text:p>120.62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3455">
            <text:p>118.3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5439">
            <text:p>122.5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8455">
            <text:p>130.8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5882">
            <text:p>175.5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2597">
            <text:p>116.25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233">
            <text:p>133.2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815">
            <text:p>126.88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4994">
            <text:p>134.49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5398">
            <text:p>120.53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22">
            <text:p>164.2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5082">
            <text:p>110.5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2588">
            <text:p>170.2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121">
            <text:p>115.5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262">
            <text:p>127.0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8307">
            <text:p>122.8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286">
            <text:p>127.6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8193">
            <text:p>113.8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563">
            <text:p>122.2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138">
            <text:p>133.31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9884">
            <text:p>160.9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891">
            <text:p>119.4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5633">
            <text:p>123.56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9131">
            <text:p>123.9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552">
            <text:p>118.5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716">
            <text:p>124.9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7392">
            <text:p>118.7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915">
            <text:p>117.9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303">
            <text:p>115.5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5148">
            <text:p>132.51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381">
            <text:p>122.2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7021">
            <text:p>132.7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279">
            <text:p>125.3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3149">
            <text:p>123.3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0041">
            <text:p>126.00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6584">
            <text:p>253.65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4243">
            <text:p>128.42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9544">
            <text:p>120.95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2.9262">
            <text:p>282.9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5836">
            <text:p>124.58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7665">
            <text:p>117.7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84">
            <text:p>135.7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6714">
            <text:p>124.6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2368">
            <text:p>127.2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1007">
            <text:p>115.10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9956">
            <text:p>112.9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9903">
            <text:p>111.99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1104">
            <text:p>121.11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0378">
            <text:p>107.03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7892">
            <text:p>129.78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6587">
            <text:p>145.65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6942">
            <text:p>173.6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4744">
            <text:p>137.47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3653">
            <text:p>123.3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833">
            <text:p>151.6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4717">
            <text:p>110.4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0555">
            <text:p>124.0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7391">
            <text:p>139.7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961">
            <text:p>115.5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6333">
            <text:p>140.63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0161">
            <text:p>117.0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9505">
            <text:p>119.9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2137">
            <text:p>130.21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1173">
            <text:p>127.1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2374">
            <text:p>198.2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4487">
            <text:p>118.44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2092">
            <text:p>131.2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008">
            <text:p>120.2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1429">
            <text:p>120.1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312">
            <text:p>115.53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494">
            <text:p>119.4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4164">
            <text:p>113.41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9678">
            <text:p>117.96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4419">
            <text:p>121.4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4477">
            <text:p>201.44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6951">
            <text:p>132.6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032">
            <text:p>165.1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4609">
            <text:p>129.46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5348">
            <text:p>123.5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9173">
            <text:p>119.9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8779">
            <text:p>253.8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9819">
            <text:p>109.98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036">
            <text:p>118.20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9436">
            <text:p>111.94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038">
            <text:p>121.0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104">
            <text:p>127.01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6569">
            <text:p>139.65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8968">
            <text:p>132.89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73">
            <text:p>170.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547">
            <text:p>160.35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3417">
            <text:p>111.3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4512">
            <text:p>125.4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1188">
            <text:p>121.1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1929">
            <text:p>127.19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.6257">
            <text:p>103.62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4059">
            <text:p>215.4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7889">
            <text:p>106.7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7951">
            <text:p>124.7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881">
            <text:p>115.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1495">
            <text:p>112.14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357">
            <text:p>124.9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1203">
            <text:p>117.1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4736">
            <text:p>112.4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5315">
            <text:p>110.53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5641">
            <text:p>116.5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6897">
            <text:p>131.68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0254">
            <text:p>121.02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1113">
            <text:p>125.11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8134">
            <text:p>107.81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056">
            <text:p>112.80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519">
            <text:p>134.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422">
            <text:p>160.84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8934">
            <text:p>110.8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6367">
            <text:p>119.6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937">
            <text:p>123.4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0444">
            <text:p>114.0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9048">
            <text:p>111.9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011">
            <text:p>124.90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868">
            <text:p>137.7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3157">
            <text:p>221.3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8492">
            <text:p>177.84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5752">
            <text:p>111.5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3972">
            <text:p>190.39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5907">
            <text:p>120.5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417">
            <text:p>129.6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8477">
            <text:p>138.84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571">
            <text:p>114.5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1839">
            <text:p>137.18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2123">
            <text:p>173.2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4736">
            <text:p>112.4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2.6478">
            <text:p>382.6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9.7614">
            <text:p>329.76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9077">
            <text:p>184.9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266">
            <text:p>113.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3198">
            <text:p>135.31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954">
            <text:p>123.7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5736">
            <text:p>123.5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4716">
            <text:p>122.4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98">
            <text:p>118.8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5796">
            <text:p>140.5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336">
            <text:p>164.3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101">
            <text:p>130.7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.4625">
            <text:p>104.4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2816">
            <text:p>114.2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0911">
            <text:p>114.09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9349">
            <text:p>131.9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6693">
            <text:p>121.6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6889">
            <text:p>121.6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2337">
            <text:p>117.23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552">
            <text:p>123.7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4044">
            <text:p>133.40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317">
            <text:p>172.8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1985">
            <text:p>129.1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1361">
            <text:p>136.13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0861">
            <text:p>119.08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0682">
            <text:p>133.06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3996">
            <text:p>128.3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344">
            <text:p>160.0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537">
            <text:p>159.15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4251">
            <text:p>121.42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3765">
            <text:p>127.3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9308">
            <text:p>166.93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727">
            <text:p>157.4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0.2716">
            <text:p>250.2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5.2042">
            <text:p>245.2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0135">
            <text:p>133.01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059">
            <text:p>118.9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4183">
            <text:p>109.4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4124">
            <text:p>116.4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7044">
            <text:p>121.70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1218">
            <text:p>139.1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4.6798">
            <text:p>274.6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5973">
            <text:p>127.59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4476">
            <text:p>115.44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8555">
            <text:p>114.8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8124">
            <text:p>109.8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7451">
            <text:p>115.74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632">
            <text:p>123.7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495">
            <text:p>114.4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4886">
            <text:p>136.48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7323">
            <text:p>144.7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661">
            <text:p>168.5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2545">
            <text:p>131.25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2089">
            <text:p>119.20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7734">
            <text:p>127.7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7735">
            <text:p>117.7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615">
            <text:p>119.56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5789">
            <text:p>124.5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8992">
            <text:p>113.89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0931">
            <text:p>136.09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466">
            <text:p>122.14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5478">
            <text:p>112.5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4392">
            <text:p>117.4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4918">
            <text:p>114.49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8314">
            <text:p>117.8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753">
            <text:p>119.87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9925">
            <text:p>149.99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3149">
            <text:p>119.3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8658">
            <text:p>114.8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3997">
            <text:p>178.39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225">
            <text:p>118.52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1232">
            <text:p>111.12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9877">
            <text:p>140.9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0753">
            <text:p>123.07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47">
            <text:p>154.7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414">
            <text:p>150.9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4748">
            <text:p>109.47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8803">
            <text:p>114.88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235">
            <text:p>125.02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1225">
            <text:p>110.12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6933">
            <text:p>109.69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9928">
            <text:p>114.99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0506">
            <text:p>108.05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7111">
            <text:p>120.7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314">
            <text:p>106.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5409">
            <text:p>106.5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9049">
            <text:p>109.9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9865">
            <text:p>117.9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4408">
            <text:p>120.4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5288">
            <text:p>134.5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961">
            <text:p>122.0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613">
            <text:p>160.26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2504">
            <text:p>127.2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8225">
            <text:p>134.82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375">
            <text:p>119.1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181">
            <text:p>118.21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189">
            <text:p>122.21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4008">
            <text:p>136.4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8551">
            <text:p>127.85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565">
            <text:p>120.5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7229">
            <text:p>176.7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9648">
            <text:p>131.9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3003">
            <text:p>129.30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4711">
            <text:p>109.4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9.1469">
            <text:p>269.14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807">
            <text:p>125.38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129">
            <text:p>152.21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858">
            <text:p>146.98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989">
            <text:p>137.79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084">
            <text:p>112.20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434">
            <text:p>113.54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5684">
            <text:p>123.5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2326">
            <text:p>116.23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2155">
            <text:p>115.2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999">
            <text:p>158.5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5864">
            <text:p>167.5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1913">
            <text:p>216.1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631">
            <text:p>125.6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0254">
            <text:p>151.02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5204">
            <text:p>136.52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218">
            <text:p>120.2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11">
            <text:p>130.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87">
            <text:p>129.6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6789">
            <text:p>124.6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5624">
            <text:p>121.56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177">
            <text:p>125.31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3187">
            <text:p>117.3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7214">
            <text:p>107.72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2259">
            <text:p>124.2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0869">
            <text:p>178.0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1242">
            <text:p>133.12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4339">
            <text:p>112.4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4348">
            <text:p>116.4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118">
            <text:p>118.51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0414">
            <text:p>111.0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4137">
            <text:p>107.41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545">
            <text:p>122.75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053">
            <text:p>127.6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0712">
            <text:p>132.0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137">
            <text:p>123.1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522">
            <text:p>123.45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9538">
            <text:p>147.95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3926">
            <text:p>128.39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095">
            <text:p>117.0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102">
            <text:p>147.41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7.9887">
            <text:p>277.98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8513">
            <text:p>163.85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1465">
            <text:p>126.14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2782">
            <text:p>124.2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2855">
            <text:p>121.2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112">
            <text:p>112.21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6159">
            <text:p>120.6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3892">
            <text:p>117.38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7244">
            <text:p>213.7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4881">
            <text:p>127.4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8308">
            <text:p>125.83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9732">
            <text:p>234.9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8024">
            <text:p>140.8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023">
            <text:p>162.4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9272">
            <text:p>160.9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9468">
            <text:p>132.9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4848">
            <text:p>110.48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1302">
            <text:p>137.1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9.0488">
            <text:p>209.0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8449">
            <text:p>123.84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71">
            <text:p>157.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6439">
            <text:p>210.6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3997">
            <text:p>180.39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618">
            <text:p>138.06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6591">
            <text:p>136.6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124">
            <text:p>162.7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2931">
            <text:p>126.29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2.8945">
            <text:p>252.89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0271">
            <text:p>131.02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6128">
            <text:p>168.6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724">
            <text:p>114.77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5558">
            <text:p>125.55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922">
            <text:p>177.79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9688">
            <text:p>143.9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6627">
            <text:p>202.66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2903">
            <text:p>171.29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4248">
            <text:p>171.4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8798">
            <text:p>146.8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3727">
            <text:p>176.3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474">
            <text:p>129.4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0.9381">
            <text:p>330.9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0551">
            <text:p>161.05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6007">
            <text:p>224.60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8482">
            <text:p>151.8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8415">
            <text:p>127.84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4602">
            <text:p>149.4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591">
            <text:p>156.1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2044">
            <text:p>128.20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3058">
            <text:p>124.3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3.147">
            <text:p>353.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049">
            <text:p>162.7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2021">
            <text:p>111.2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353">
            <text:p>163.9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4197">
            <text:p>111.4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3245">
            <text:p>122.32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7954">
            <text:p>134.7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9">
            <text:p>143.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4261">
            <text:p>115.4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795">
            <text:p>119.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8093">
            <text:p>142.80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862">
            <text:p>166.68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9871">
            <text:p>135.9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2023">
            <text:p>144.2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6514">
            <text:p>210.65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5571">
            <text:p>116.5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409">
            <text:p>141.1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842">
            <text:p>129.8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6216">
            <text:p>161.62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4556">
            <text:p>113.45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68">
            <text:p>122.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438">
            <text:p>118.8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91">
            <text:p>115.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029">
            <text:p>114.60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004">
            <text:p>113.50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707">
            <text:p>124.97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8297">
            <text:p>184.82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145">
            <text:p>125.21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046">
            <text:p>119.40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135">
            <text:p>112.1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3888">
            <text:p>248.38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7665">
            <text:p>119.7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165">
            <text:p>119.8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0978">
            <text:p>121.0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504">
            <text:p>115.5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279">
            <text:p>118.2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1674">
            <text:p>115.16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0959">
            <text:p>170.09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4407">
            <text:p>122.44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114">
            <text:p>112.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1465">
            <text:p>124.14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3078">
            <text:p>129.3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329">
            <text:p>145.83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6437">
            <text:p>132.6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727">
            <text:p>122.7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7578">
            <text:p>120.75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204">
            <text:p>154.72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6754">
            <text:p>134.67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015">
            <text:p>144.0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0876">
            <text:p>188.0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5493">
            <text:p>200.5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1228">
            <text:p>152.12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4091">
            <text:p>127.40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0891">
            <text:p>201.0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764">
            <text:p>169.17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7078">
            <text:p>218.7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2788">
            <text:p>131.2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8036">
            <text:p>122.80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5371">
            <text:p>125.53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2392">
            <text:p>123.2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1066">
            <text:p>217.1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48">
            <text:p>120.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399">
            <text:p>170.63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8902">
            <text:p>138.89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232">
            <text:p>118.22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712">
            <text:p>158.8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853">
            <text:p>141.7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3762">
            <text:p>115.3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6">
            <text:p>124.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65">
            <text:p>119.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9206">
            <text:p>117.92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1804">
            <text:p>138.1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7.0439">
            <text:p>317.0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9382">
            <text:p>140.93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3808">
            <text:p>132.3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944">
            <text:p>119.89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401">
            <text:p>112.8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2218">
            <text:p>116.2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034">
            <text:p>119.8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6168">
            <text:p>118.6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6197">
            <text:p>133.6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161">
            <text:p>177.7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0266">
            <text:p>131.0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874">
            <text:p>114.68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9066">
            <text:p>115.9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5429">
            <text:p>175.5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2873">
            <text:p>217.2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4344">
            <text:p>108.4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0411">
            <text:p>116.04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8806">
            <text:p>109.8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4897">
            <text:p>109.48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5758">
            <text:p>116.5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4031">
            <text:p>112.40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0356">
            <text:p>144.0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743">
            <text:p>121.87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5618">
            <text:p>112.56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8351">
            <text:p>215.83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0822">
            <text:p>180.08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8768">
            <text:p>115.8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789">
            <text:p>150.6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9742">
            <text:p>123.9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891">
            <text:p>123.4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0974">
            <text:p>128.09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7674">
            <text:p>134.76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2767">
            <text:p>130.27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1482">
            <text:p>181.1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2445">
            <text:p>132.2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917">
            <text:p>160.89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1768">
            <text:p>128.1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8509">
            <text:p>108.8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8934">
            <text:p>170.8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845">
            <text:p>117.8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0994">
            <text:p>120.09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611">
            <text:p>135.76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4689">
            <text:p>174.4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9741">
            <text:p>225.97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3412">
            <text:p>145.34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863">
            <text:p>156.0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543">
            <text:p>155.05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515">
            <text:p>145.85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1602">
            <text:p>189.1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351">
            <text:p>145.93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871">
            <text:p>147.6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3761">
            <text:p>134.3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991">
            <text:p>121.89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58">
            <text:p>121.8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4694">
            <text:p>138.4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5899">
            <text:p>112.58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2508">
            <text:p>127.2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6377">
            <text:p>173.6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2222">
            <text:p>135.22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8542">
            <text:p>185.85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81">
            <text:p>122.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659">
            <text:p>118.56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664">
            <text:p>118.56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793">
            <text:p>129.7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9041">
            <text:p>204.90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7907">
            <text:p>140.7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3181">
            <text:p>187.31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5922">
            <text:p>172.59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1745">
            <text:p>186.1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613">
            <text:p>156.36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4194">
            <text:p>219.4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1.641">
            <text:p>351.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7.1411">
            <text:p>277.14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5698">
            <text:p>215.5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9968">
            <text:p>201.99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9737">
            <text:p>189.97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304">
            <text:p>204.0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4.8668">
            <text:p>264.86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2611">
            <text:p>176.26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1.9735">
            <text:p>261.9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633">
            <text:p>192.6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8008">
            <text:p>135.8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8304">
            <text:p>213.8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0019">
            <text:p>146.00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82">
            <text:p>155.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414">
            <text:p>190.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905">
            <text:p>135.79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8.9886">
            <text:p>328.98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334">
            <text:p>162.73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7192">
            <text:p>144.7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1.3668">
            <text:p>271.36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1694">
            <text:p>171.1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9196">
            <text:p>170.9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2593">
            <text:p>142.25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561">
            <text:p>148.55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402">
            <text:p>158.4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1.4762">
            <text:p>261.4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4">
            <text:p>148.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4977">
            <text:p>122.4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7554">
            <text:p>143.7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8727">
            <text:p>135.8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0355">
            <text:p>135.0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4548">
            <text:p>148.45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2229">
            <text:p>198.2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1711">
            <text:p>153.1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8917">
            <text:p>128.89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4424">
            <text:p>149.44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192">
            <text:p>144.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034">
            <text:p>145.9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8865">
            <text:p>211.8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4842">
            <text:p>137.48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8882">
            <text:p>176.8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867">
            <text:p>169.18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4735">
            <text:p>180.4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6922">
            <text:p>110.69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344">
            <text:p>119.5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617">
            <text:p>159.76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5606">
            <text:p>132.5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3464">
            <text:p>141.34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3">
            <text:p>127.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5198">
            <text:p>116.51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5864">
            <text:p>124.5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2104">
            <text:p>128.21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63">
            <text:p>131.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0.5736">
            <text:p>260.5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2.9312">
            <text:p>262.93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1337">
            <text:p>125.13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9823">
            <text:p>128.98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1829">
            <text:p>115.1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573">
            <text:p>118.9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7345">
            <text:p>242.7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6694">
            <text:p>145.6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311">
            <text:p>135.3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2866">
            <text:p>171.28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4686">
            <text:p>117.4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4584">
            <text:p>111.45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084">
            <text:p>128.50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3.4265">
            <text:p>243.42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9963">
            <text:p>205.9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7024">
            <text:p>217.7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0528">
            <text:p>129.05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9355">
            <text:p>241.9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2964">
            <text:p>199.29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0186">
            <text:p>107.0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4962">
            <text:p>130.4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1566">
            <text:p>121.15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9419">
            <text:p>112.9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4755">
            <text:p>140.47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5632">
            <text:p>131.5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6101">
            <text:p>119.6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9648">
            <text:p>127.9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679">
            <text:p>114.56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751">
            <text:p>148.8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194">
            <text:p>118.9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353">
            <text:p>173.7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916">
            <text:p>153.8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5703">
            <text:p>138.5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5277">
            <text:p>131.52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324">
            <text:p>156.3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731">
            <text:p>122.27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0951">
            <text:p>111.0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5087">
            <text:p>183.5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8458">
            <text:p>138.84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912">
            <text:p>123.79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873">
            <text:p>119.4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4.0616">
            <text:p>304.06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7854">
            <text:p>152.7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3.3534">
            <text:p>323.35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2479">
            <text:p>124.2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177">
            <text:p>128.51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267">
            <text:p>121.82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959">
            <text:p>164.79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4971">
            <text:p>117.49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6625">
            <text:p>128.6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289">
            <text:p>148.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7682">
            <text:p>127.76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071">
            <text:p>150.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9683">
            <text:p>130.96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8889">
            <text:p>130.8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3707">
            <text:p>107.37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655">
            <text:p>129.66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435">
            <text:p>123.74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8883">
            <text:p>106.88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667">
            <text:p>112.26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6947">
            <text:p>124.69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659">
            <text:p>114.76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.6056">
            <text:p>103.60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0471">
            <text:p>180.0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9279">
            <text:p>217.9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0453">
            <text:p>116.04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5537">
            <text:p>122.55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3964">
            <text:p>135.39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655">
            <text:p>114.56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3629">
            <text:p>189.36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387">
            <text:p>152.0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7205">
            <text:p>116.72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65">
            <text:p>155.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9668">
            <text:p>194.96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147">
            <text:p>126.8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8881">
            <text:p>122.8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3131">
            <text:p>149.3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2469">
            <text:p>169.24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6908">
            <text:p>140.6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9032">
            <text:p>108.9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5.9778">
            <text:p>105.97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6578">
            <text:p>109.65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7022">
            <text:p>109.70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4094">
            <text:p>113.40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582">
            <text:p>120.2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9493">
            <text:p>120.9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1748">
            <text:p>181.17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818">
            <text:p>154.48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7044">
            <text:p>115.70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6348">
            <text:p>119.6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205">
            <text:p>119.42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9421">
            <text:p>119.94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7476">
            <text:p>116.74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3671">
            <text:p>131.3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0251">
            <text:p>173.02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211">
            <text:p>125.0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.9551">
            <text:p>104.95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949">
            <text:p>110.9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222">
            <text:p>123.2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0125">
            <text:p>107.01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7792">
            <text:p>115.77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431">
            <text:p>149.1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8">
            <text:p>159.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3527">
            <text:p>121.3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2052">
            <text:p>119.20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3976">
            <text:p>121.3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315">
            <text:p>130.73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158">
            <text:p>122.0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2587">
            <text:p>131.25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365">
            <text:p>119.83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174">
            <text:p>118.51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0622">
            <text:p>114.0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6784">
            <text:p>111.67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5653">
            <text:p>117.5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2121">
            <text:p>114.2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4369">
            <text:p>126.4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3044">
            <text:p>124.30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0703">
            <text:p>115.0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275">
            <text:p>115.5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3345">
            <text:p>232.3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745">
            <text:p>132.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226">
            <text:p>124.92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5528">
            <text:p>120.55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354">
            <text:p>119.43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9556">
            <text:p>132.95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858">
            <text:p>125.38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121">
            <text:p>113.5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3546">
            <text:p>153.35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7932">
            <text:p>113.79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522">
            <text:p>119.55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8656">
            <text:p>128.8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0377">
            <text:p>111.0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0805">
            <text:p>108.08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6224">
            <text:p>124.6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992">
            <text:p>133.39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914">
            <text:p>122.19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8755">
            <text:p>137.87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884">
            <text:p>114.6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0504">
            <text:p>120.0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9186">
            <text:p>127.9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851">
            <text:p>127.6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379">
            <text:p>125.03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6512">
            <text:p>115.6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798">
            <text:p>136.3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2586">
            <text:p>141.25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3853">
            <text:p>116.3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8135">
            <text:p>114.81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3.8967">
            <text:p>363.89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623">
            <text:p>145.86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15">
            <text:p>137.5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851.9079">
            <text:p>5851.9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39.2935">
            <text:p>11539.29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7133">
            <text:p>119.71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20.9681">
            <text:p>4020.96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0377">
            <text:p>126.0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715">
            <text:p>121.87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419">
            <text:p>119.5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5264">
            <text:p>108.5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6139">
            <text:p>115.6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2496">
            <text:p>115.2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0503">
            <text:p>124.05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8153">
            <text:p>116.8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0965">
            <text:p>115.0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4096">
            <text:p>140.40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4716">
            <text:p>118.4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3431">
            <text:p>113.3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1362">
            <text:p>130.13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4552">
            <text:p>124.4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0067">
            <text:p>106.0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3083">
            <text:p>114.30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5194">
            <text:p>125.5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9195">
            <text:p>129.9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4422">
            <text:p>116.44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349">
            <text:p>122.1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1359">
            <text:p>120.13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2999">
            <text:p>110.2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417">
            <text:p>114.6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0595">
            <text:p>123.05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3533">
            <text:p>113.3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5386">
            <text:p>117.5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631">
            <text:p>121.86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5498">
            <text:p>123.54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7948">
            <text:p>112.7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5389">
            <text:p>178.53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7632">
            <text:p>119.7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761">
            <text:p>113.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3668">
            <text:p>119.36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499">
            <text:p>113.4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0655">
            <text:p>112.06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7436">
            <text:p>119.74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4409">
            <text:p>112.4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1574">
            <text:p>114.1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7519">
            <text:p>110.7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7624">
            <text:p>109.76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5.6663">
            <text:p>105.66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6014">
            <text:p>118.60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132">
            <text:p>123.71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987">
            <text:p>127.6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153">
            <text:p>135.7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4146">
            <text:p>122.41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7026">
            <text:p>115.70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1288">
            <text:p>124.1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2223">
            <text:p>189.22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8919">
            <text:p>114.89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1648">
            <text:p>120.1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479">
            <text:p>122.2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2403">
            <text:p>115.24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4147">
            <text:p>114.4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6395">
            <text:p>119.63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1085">
            <text:p>110.10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9232">
            <text:p>116.92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745">
            <text:p>119.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952">
            <text:p>122.79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9873">
            <text:p>110.9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7448">
            <text:p>116.7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0237">
            <text:p>126.02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0959">
            <text:p>119.09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1692">
            <text:p>125.16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2202">
            <text:p>119.2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49">
            <text:p>163.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978">
            <text:p>134.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0136">
            <text:p>131.0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5005">
            <text:p>126.50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9926">
            <text:p>111.99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2546">
            <text:p>123.25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1442">
            <text:p>111.14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3096">
            <text:p>116.30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8806">
            <text:p>124.8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0364">
            <text:p>120.03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7783">
            <text:p>128.7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7575">
            <text:p>125.75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799">
            <text:p>158.4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177">
            <text:p>153.91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4133">
            <text:p>129.41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9661">
            <text:p>133.9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6349">
            <text:p>126.6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2068">
            <text:p>124.20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188">
            <text:p>114.5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5638">
            <text:p>134.56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8269">
            <text:p>124.82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2933">
            <text:p>127.29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054">
            <text:p>115.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234">
            <text:p>131.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5876">
            <text:p>123.5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797">
            <text:p>160.07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482">
            <text:p>123.7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6765">
            <text:p>124.6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965">
            <text:p>120.2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708">
            <text:p>118.97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0122">
            <text:p>131.0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1465">
            <text:p>109.14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2613">
            <text:p>128.26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9791">
            <text:p>122.97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1844">
            <text:p>118.1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4524">
            <text:p>124.45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4087">
            <text:p>110.4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9971">
            <text:p>125.99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7279">
            <text:p>126.7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8808">
            <text:p>138.8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5119">
            <text:p>112.5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9136">
            <text:p>119.9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3736">
            <text:p>118.3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1908">
            <text:p>115.1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6818">
            <text:p>193.68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2561">
            <text:p>194.25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6308">
            <text:p>124.63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8661">
            <text:p>141.8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382">
            <text:p>122.73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8696">
            <text:p>138.86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221">
            <text:p>160.22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9481">
            <text:p>138.9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501">
            <text:p>170.65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7766">
            <text:p>142.77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688">
            <text:p>123.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3195">
            <text:p>140.3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307">
            <text:p>118.8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9408">
            <text:p>113.9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989">
            <text:p>113.59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3619">
            <text:p>135.3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9371">
            <text:p>126.93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2689">
            <text:p>124.2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571">
            <text:p>170.6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7277">
            <text:p>106.72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8489">
            <text:p>122.84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494">
            <text:p>122.7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9934">
            <text:p>164.9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1678">
            <text:p>123.16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502">
            <text:p>221.5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814">
            <text:p>174.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5.5191">
            <text:p>415.51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412">
            <text:p>127.64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62">
            <text:p>118.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5587">
            <text:p>117.55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277">
            <text:p>125.02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6557">
            <text:p>112.65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8773">
            <text:p>141.8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8167">
            <text:p>135.8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49">
            <text:p>122.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5636">
            <text:p>122.56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758">
            <text:p>124.9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8851">
            <text:p>181.8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0564">
            <text:p>137.05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9641">
            <text:p>115.9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5023">
            <text:p>141.5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5863">
            <text:p>130.5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6.7074">
            <text:p>366.70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5.1841">
            <text:p>275.1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1547">
            <text:p>138.15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373">
            <text:p>112.23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7004">
            <text:p>195.70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8177">
            <text:p>206.81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4346">
            <text:p>113.4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2069">
            <text:p>116.2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5985">
            <text:p>111.5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1562">
            <text:p>115.15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0189">
            <text:p>119.01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1433">
            <text:p>124.14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0653">
            <text:p>120.0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708">
            <text:p>144.7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1827">
            <text:p>185.18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9478">
            <text:p>126.9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0711">
            <text:p>142.0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1486">
            <text:p>129.14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7521">
            <text:p>113.75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2999">
            <text:p>144.2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401">
            <text:p>126.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3837">
            <text:p>128.3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063">
            <text:p>130.70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9833">
            <text:p>201.9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686">
            <text:p>116.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536">
            <text:p>122.1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7573">
            <text:p>126.7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4746">
            <text:p>121.47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4861">
            <text:p>131.48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8773">
            <text:p>122.8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0.3197">
            <text:p>370.3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7306">
            <text:p>132.7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7321">
            <text:p>184.7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1606">
            <text:p>163.1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054">
            <text:p>153.5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298">
            <text:p>135.72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868">
            <text:p>125.3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4102">
            <text:p>198.41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9431">
            <text:p>113.9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461">
            <text:p>122.7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7764">
            <text:p>186.77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.1945">
            <text:p>104.19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9383">
            <text:p>194.93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224">
            <text:p>114.7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2714">
            <text:p>110.2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0.2257">
            <text:p>320.22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6898">
            <text:p>112.68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319">
            <text:p>125.03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5244">
            <text:p>133.5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115">
            <text:p>118.9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544">
            <text:p>122.25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3384">
            <text:p>143.33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4698">
            <text:p>129.4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273">
            <text:p>130.7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256">
            <text:p>112.2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3937">
            <text:p>131.3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136">
            <text:p>121.8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8448">
            <text:p>125.8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8289">
            <text:p>174.8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0224">
            <text:p>116.0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665">
            <text:p>116.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6116">
            <text:p>122.61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8841">
            <text:p>123.8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7523">
            <text:p>118.7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2751">
            <text:p>116.2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071">
            <text:p>129.6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0298">
            <text:p>126.02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17">
            <text:p>146.5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8157">
            <text:p>120.8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906">
            <text:p>125.9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7761">
            <text:p>118.7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05">
            <text:p>125.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199">
            <text:p>133.31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8123">
            <text:p>113.8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5477">
            <text:p>122.54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7917">
            <text:p>121.79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003">
            <text:p>133.30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0595">
            <text:p>123.05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5656">
            <text:p>112.5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5001">
            <text:p>116.50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625">
            <text:p>122.7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4183">
            <text:p>109.4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9136">
            <text:p>121.9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6949">
            <text:p>112.69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306">
            <text:p>122.2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02">
            <text:p>157.0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1856">
            <text:p>121.18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419">
            <text:p>122.1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5871">
            <text:p>121.5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719">
            <text:p>114.77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9832">
            <text:p>119.98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164">
            <text:p>121.81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845">
            <text:p>158.48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6685">
            <text:p>117.6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6897">
            <text:p>133.68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1761">
            <text:p>114.1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9516">
            <text:p>122.9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947">
            <text:p>120.9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6835">
            <text:p>109.68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7">
            <text:p>253.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1345">
            <text:p>195.1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2712">
            <text:p>139.2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5687">
            <text:p>124.56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9.2177">
            <text:p>309.21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6869">
            <text:p>135.6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071">
            <text:p>127.0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9908">
            <text:p>122.9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6724">
            <text:p>122.67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7458">
            <text:p>131.74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358">
            <text:p>150.93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6584">
            <text:p>116.65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548">
            <text:p>205.5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7857">
            <text:p>132.78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877">
            <text:p>116.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723">
            <text:p>121.723</text:p>
          </table:table-cell>
        </table:table-row>
      </table:table>
      <table:table table:name="ICmdSyncHTTPS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95% Are less than</text:p>
          </table:table-cell>
          <table:table-cell office:value-type="string">
            <text:p>Standard Deviation</text:p>
          </table:table-cell>
          <table:table-cell table:number-columns-repeated="2"/>
          <table:table-cell office:value-type="string">
            <text:p>Number of runs</text:p>
          </table:table-cell>
          <table:table-cell office:value-type="string">
            <text:p>95% of run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7" table:formula="of:=9999-COUNTBLANK([ICmdSyncHTTPSData.B1:.B9999])" office:value-type="float" office:value="999">
            <text:p>999</text:p>
          </table:table-cell>
          <table:table-cell table:formula="of:=[.G2]-ROUNDDOWN([.G2]/20)" office:value-type="float" office:value="950">
            <text:p>950</text:p>
          </table:table-cell>
        </table:table-row>
        <table:table-row table:style-name="ro2">
          <table:table-cell office:value-type="string">
            <text:p>Actual</text:p>
          </table:table-cell>
          <table:table-cell table:formula="of:=AVERAGE([ICmdSyncHTTPSData.B1:.B999])" office:value-type="float" office:value="189.024410610611">
            <text:p>189.0244106106</text:p>
          </table:table-cell>
          <table:table-cell table:formula="of:=SMALL([ICmdSyncHTTPSData.B1:.B9999];[.H2])" office:value-type="float" office:value="265.1871">
            <text:p>265.1871</text:p>
          </table:table-cell>
          <table:table-cell table:formula="of:=STDEV([ICmdSyncHTTPSData.B1:.B999])" office:value-type="float" office:value="188.819290304091">
            <text:p>188.8192903041</text:p>
          </table:table-cell>
          <table:table-cell table:number-columns-repeated="4"/>
        </table:table-row>
        <table:table-row table:style-name="ro2">
          <table:table-cell office:value-type="string">
            <text:p>Result</text:p>
          </table:table-cell>
          <table:table-cell table:formula="of:=IF([.B3]&lt;[.B2])" office:value-type="boolean" office:boolean-value="true">
            <text:p>TRUE</text:p>
          </table:table-cell>
          <table:table-cell table:formula="of:=IF([.C3]&lt;[.C2])" office:value-type="boolean" office:boolean-value="true">
            <text:p>TRUE</text:p>
          </table:table-cell>
          <table:table-cell table:formula="of:=IF([.D3]&lt;[.D2])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Did everything pass</text:p>
          </table:table-cell>
          <table:table-cell table:formula="of:=IF([.C5]; &quot;pass&quot;; &quot;fail&quot;)" office:value-type="string" office:string-value="pass">
            <text:p>pass</text:p>
          </table:table-cell>
          <table:table-cell table:formula="of:=AND([.B4:.D4])" office:value-type="boolean" office:boolean-value="true">
            <text:p>TRUE</text:p>
          </table:table-cell>
          <table:table-cell table:number-columns-repeated="5"/>
        </table:table-row>
      </table:table>
      <table:table table:name="ICmdSyncHTTPSData" table:style-name="ta1" table:print="false">
        <table:table-source xlink:type="simple" xlink:href="../SyncHTTPSICmdPerformanceTest.csv" table:table-name="Sheet1" table:filter-name="Text - txt - csv (StarCalc)" table:filter-options="44/MRG,39,ANSI,1,,0,false,false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>
            <text:p>Test Time</text:p>
          </table:table-cell>
          <table:table-cell office:value-type="float" office:value="194.1282">
            <text:p>194.1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722">
            <text:p>160.07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532">
            <text:p>157.85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959">
            <text:p>155.09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5078">
            <text:p>177.5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8766">
            <text:p>168.87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2186">
            <text:p>204.2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1421">
            <text:p>170.14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835">
            <text:p>161.28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516">
            <text:p>153.5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942">
            <text:p>167.1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382">
            <text:p>165.83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02">
            <text:p>158.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307">
            <text:p>159.9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8487">
            <text:p>149.84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325">
            <text:p>160.03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264">
            <text:p>162.7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907">
            <text:p>164.1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863">
            <text:p>167.1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032">
            <text:p>157.2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6.1349">
            <text:p>306.1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712">
            <text:p>162.7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3217">
            <text:p>178.32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2067">
            <text:p>158.2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4684">
            <text:p>174.4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506">
            <text:p>157.65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32">
            <text:p>156.2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347">
            <text:p>158.93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3193">
            <text:p>167.3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6368">
            <text:p>188.6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3529">
            <text:p>244.35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1646">
            <text:p>177.16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7503">
            <text:p>169.75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4117">
            <text:p>231.41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3172">
            <text:p>198.3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028">
            <text:p>195.0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6394">
            <text:p>168.6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705">
            <text:p>155.8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1558">
            <text:p>190.15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3146">
            <text:p>154.31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096">
            <text:p>163.90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5843">
            <text:p>202.58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715">
            <text:p>157.17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605">
            <text:p>152.8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211">
            <text:p>197.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694">
            <text:p>174.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4.1273">
            <text:p>404.1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3202">
            <text:p>173.3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516">
            <text:p>164.7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6574">
            <text:p>184.6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6.9595">
            <text:p>246.95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4802">
            <text:p>181.48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4572">
            <text:p>178.45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455">
            <text:p>159.4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0758">
            <text:p>202.0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845">
            <text:p>157.88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1893">
            <text:p>166.18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533">
            <text:p>157.0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6149">
            <text:p>199.6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6658">
            <text:p>152.6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718">
            <text:p>175.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0486">
            <text:p>178.04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5">
            <text:p>159.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179">
            <text:p>158.91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961">
            <text:p>155.3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527">
            <text:p>152.0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317">
            <text:p>180.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344">
            <text:p>156.1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0488">
            <text:p>177.0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7486">
            <text:p>187.74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855">
            <text:p>157.7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962">
            <text:p>159.8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82">
            <text:p>163.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38">
            <text:p>162.1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233">
            <text:p>169.62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0999">
            <text:p>165.0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055">
            <text:p>163.2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0608">
            <text:p>215.0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956">
            <text:p>166.4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986">
            <text:p>155.19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733">
            <text:p>159.77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1024">
            <text:p>153.1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497">
            <text:p>159.44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2775">
            <text:p>170.27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475">
            <text:p>154.0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341">
            <text:p>163.7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368">
            <text:p>158.5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6537">
            <text:p>227.65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82">
            <text:p>154.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5355">
            <text:p>216.5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218">
            <text:p>156.1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388">
            <text:p>162.33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8833">
            <text:p>173.8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102">
            <text:p>161.81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773">
            <text:p>167.2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619">
            <text:p>151.6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2404">
            <text:p>169.24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756">
            <text:p>157.9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35">
            <text:p>159.1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8695">
            <text:p>193.86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4727">
            <text:p>198.4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677">
            <text:p>158.5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2899">
            <text:p>154.28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9.614">
            <text:p>409.6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619">
            <text:p>163.3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4139">
            <text:p>183.4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705">
            <text:p>168.3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309">
            <text:p>162.3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6725">
            <text:p>185.67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767">
            <text:p>161.57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378">
            <text:p>154.63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3358">
            <text:p>161.33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033">
            <text:p>156.40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1596">
            <text:p>152.15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736">
            <text:p>156.7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811">
            <text:p>160.08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6828">
            <text:p>159.68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2976">
            <text:p>168.2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089">
            <text:p>151.90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309">
            <text:p>204.0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0946">
            <text:p>188.0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0139">
            <text:p>173.0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139">
            <text:p>155.3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461">
            <text:p>163.2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051">
            <text:p>160.4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8496">
            <text:p>147.8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951">
            <text:p>163.9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01">
            <text:p>153.8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1915">
            <text:p>161.19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442">
            <text:p>171.74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413">
            <text:p>168.4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987">
            <text:p>149.0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0173">
            <text:p>178.0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8625">
            <text:p>163.8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2514">
            <text:p>213.25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07">
            <text:p>163.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216">
            <text:p>146.62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751">
            <text:p>147.4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876">
            <text:p>166.6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7051">
            <text:p>146.7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0136">
            <text:p>178.0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953">
            <text:p>155.19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446">
            <text:p>177.7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6505">
            <text:p>206.6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106">
            <text:p>164.51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338">
            <text:p>157.63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05">
            <text:p>161.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2417">
            <text:p>203.2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302">
            <text:p>159.3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259">
            <text:p>149.0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527">
            <text:p>158.6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309">
            <text:p>166.2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407">
            <text:p>157.04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4977">
            <text:p>165.4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654">
            <text:p>157.86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152">
            <text:p>162.01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6086">
            <text:p>168.60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731">
            <text:p>160.77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0373">
            <text:p>150.03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512">
            <text:p>155.4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159">
            <text:p>151.3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8239">
            <text:p>211.82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9002">
            <text:p>167.90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9581">
            <text:p>197.95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4473">
            <text:p>180.44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2581">
            <text:p>233.25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7149">
            <text:p>167.7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8772">
            <text:p>164.87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982">
            <text:p>161.59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6608">
            <text:p>159.6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723">
            <text:p>168.37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595">
            <text:p>189.5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778">
            <text:p>158.77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0981">
            <text:p>146.09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3613">
            <text:p>173.36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353">
            <text:p>166.6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8.0363">
            <text:p>308.0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2448">
            <text:p>155.2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671">
            <text:p>157.3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105">
            <text:p>166.61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7205">
            <text:p>208.72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8549">
            <text:p>141.85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3236">
            <text:p>161.32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763">
            <text:p>158.8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63">
            <text:p>155.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0002">
            <text:p>166.00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596">
            <text:p>156.75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259">
            <text:p>162.7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6739">
            <text:p>172.6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155">
            <text:p>155.1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795">
            <text:p>166.7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417">
            <text:p>157.6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802">
            <text:p>163.28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025">
            <text:p>157.50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022">
            <text:p>154.00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134">
            <text:p>167.11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161">
            <text:p>157.5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2037">
            <text:p>174.20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166">
            <text:p>162.01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729">
            <text:p>157.77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4169">
            <text:p>167.4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419">
            <text:p>155.4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169">
            <text:p>156.3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6493">
            <text:p>162.6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0951">
            <text:p>158.0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322">
            <text:p>151.33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0787">
            <text:p>175.0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762">
            <text:p>160.3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05">
            <text:p>159.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517">
            <text:p>152.85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9">
            <text:p>159.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293">
            <text:p>162.2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122">
            <text:p>154.4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976">
            <text:p>148.7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039">
            <text:p>151.70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55">
            <text:p>155.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14">
            <text:p>151.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569">
            <text:p>158.55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315">
            <text:p>152.33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5498">
            <text:p>179.54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422">
            <text:p>153.04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996">
            <text:p>151.1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937">
            <text:p>156.7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716">
            <text:p>160.8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8039">
            <text:p>194.80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7215">
            <text:p>178.72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1105">
            <text:p>173.11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0513">
            <text:p>182.05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5439">
            <text:p>186.5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363">
            <text:p>161.9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2407">
            <text:p>177.24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285">
            <text:p>154.52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357">
            <text:p>156.2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279">
            <text:p>160.5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9834">
            <text:p>167.98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0163">
            <text:p>182.0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5243">
            <text:p>171.52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642">
            <text:p>160.1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568">
            <text:p>154.15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467">
            <text:p>151.94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878">
            <text:p>159.7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0297">
            <text:p>158.02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703">
            <text:p>153.5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3892">
            <text:p>166.38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346">
            <text:p>154.5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321">
            <text:p>156.6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734">
            <text:p>155.7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66">
            <text:p>156.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691">
            <text:p>152.6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243">
            <text:p>153.2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4732">
            <text:p>168.4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424">
            <text:p>148.84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1438">
            <text:p>180.1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4008">
            <text:p>153.4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9975">
            <text:p>174.9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0156">
            <text:p>151.01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272">
            <text:p>153.7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618">
            <text:p>155.06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702">
            <text:p>153.0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6087">
            <text:p>149.6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612">
            <text:p>166.26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1.1187">
            <text:p>311.1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04.9408">
            <text:p>1004.9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0479">
            <text:p>175.0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988">
            <text:p>165.29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491">
            <text:p>157.14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082">
            <text:p>154.8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749">
            <text:p>164.1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369">
            <text:p>159.7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414">
            <text:p>173.7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783">
            <text:p>156.1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871">
            <text:p>162.7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783">
            <text:p>167.8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2948">
            <text:p>168.2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677">
            <text:p>168.3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2371">
            <text:p>248.23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465">
            <text:p>155.54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774">
            <text:p>155.37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898">
            <text:p>159.58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052">
            <text:p>158.30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0082">
            <text:p>164.0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668">
            <text:p>150.66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8306">
            <text:p>199.8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783">
            <text:p>148.9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4.9096">
            <text:p>304.90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602">
            <text:p>162.4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168">
            <text:p>159.8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8851">
            <text:p>177.8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6735">
            <text:p>217.6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3078">
            <text:p>174.3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8826">
            <text:p>191.88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6402">
            <text:p>191.6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8139">
            <text:p>242.8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9873">
            <text:p>185.9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111">
            <text:p>188.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3225">
            <text:p>207.32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3787">
            <text:p>176.3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6389">
            <text:p>185.63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0285">
            <text:p>191.02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1224">
            <text:p>221.1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6595">
            <text:p>181.65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5896">
            <text:p>177.58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8837">
            <text:p>196.8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5802">
            <text:p>207.58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0677">
            <text:p>225.0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7005">
            <text:p>204.70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9.0067">
            <text:p>699.0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4154">
            <text:p>222.41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319">
            <text:p>187.3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4592">
            <text:p>198.45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9.5665">
            <text:p>249.5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8694">
            <text:p>199.8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5051">
            <text:p>203.5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5.2666">
            <text:p>255.2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2978">
            <text:p>171.2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6893">
            <text:p>161.68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6248">
            <text:p>161.6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9898">
            <text:p>205.98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9555">
            <text:p>189.9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8607">
            <text:p>247.8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936">
            <text:p>239.9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5446">
            <text:p>232.5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3.9599">
            <text:p>323.95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434">
            <text:p>172.84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9855">
            <text:p>194.9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037">
            <text:p>157.80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1784">
            <text:p>161.17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8976">
            <text:p>185.8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0305">
            <text:p>170.0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12">
            <text:p>167.1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4.5679">
            <text:p>264.56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1361">
            <text:p>196.13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3984">
            <text:p>161.39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12">
            <text:p>167.1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1212">
            <text:p>175.12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1799">
            <text:p>200.1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7275">
            <text:p>178.7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4604">
            <text:p>195.46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5028">
            <text:p>229.50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326">
            <text:p>171.03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8151">
            <text:p>177.81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0536">
            <text:p>182.0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7253">
            <text:p>247.72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1327">
            <text:p>174.13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019">
            <text:p>165.60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8053">
            <text:p>179.8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3317">
            <text:p>181.3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319">
            <text:p>168.03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193">
            <text:p>164.7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077">
            <text:p>162.0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1304">
            <text:p>168.1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2439">
            <text:p>151.2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119">
            <text:p>160.7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623">
            <text:p>161.56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567">
            <text:p>189.5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324">
            <text:p>164.1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129">
            <text:p>160.61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88">
            <text:p>159.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074">
            <text:p>161.20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751">
            <text:p>168.3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2889">
            <text:p>158.2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845">
            <text:p>157.88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513">
            <text:p>161.85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7008">
            <text:p>152.7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456">
            <text:p>160.04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6251">
            <text:p>188.62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726">
            <text:p>155.57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263">
            <text:p>160.22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426">
            <text:p>155.1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738">
            <text:p>163.67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9931">
            <text:p>173.99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624">
            <text:p>157.46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069">
            <text:p>161.2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297">
            <text:p>154.12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6003">
            <text:p>149.60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76">
            <text:p>159.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061">
            <text:p>159.70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5657">
            <text:p>162.56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603">
            <text:p>157.16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47">
            <text:p>196.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871">
            <text:p>158.8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8342">
            <text:p>149.8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9158">
            <text:p>170.9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7.4128">
            <text:p>407.4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0111">
            <text:p>184.0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0956">
            <text:p>169.0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6591">
            <text:p>164.6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73.5841">
            <text:p>773.5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073">
            <text:p>159.40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531">
            <text:p>170.4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314">
            <text:p>157.6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1898">
            <text:p>194.18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9954">
            <text:p>173.9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6698">
            <text:p>164.6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707">
            <text:p>162.87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3913">
            <text:p>161.3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447">
            <text:p>156.0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203">
            <text:p>173.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68">
            <text:p>162.0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2718">
            <text:p>148.2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522">
            <text:p>159.95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9257">
            <text:p>149.92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965">
            <text:p>154.1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569">
            <text:p>169.65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913">
            <text:p>158.8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752">
            <text:p>157.8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749">
            <text:p>161.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6119">
            <text:p>168.6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66">
            <text:p>162.8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5711">
            <text:p>178.5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1671">
            <text:p>201.1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612">
            <text:p>162.6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008">
            <text:p>159.9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087">
            <text:p>154.8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1065">
            <text:p>146.1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657">
            <text:p>160.66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1.7223">
            <text:p>261.72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9422">
            <text:p>173.94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244">
            <text:p>179.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4457">
            <text:p>164.44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539">
            <text:p>155.5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9647">
            <text:p>165.9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8.5437">
            <text:p>288.5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4291">
            <text:p>152.42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348">
            <text:p>168.5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464">
            <text:p>170.64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259">
            <text:p>151.6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33">
            <text:p>171.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321">
            <text:p>164.5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651">
            <text:p>170.6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9709">
            <text:p>170.97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304">
            <text:p>159.7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321">
            <text:p>164.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63">
            <text:p>163.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7.1142">
            <text:p>267.11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159">
            <text:p>165.6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6.408">
            <text:p>366.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9829">
            <text:p>184.9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9383">
            <text:p>166.93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5586">
            <text:p>172.55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106">
            <text:p>163.91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1237">
            <text:p>182.12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936">
            <text:p>159.49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023">
            <text:p>202.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0384">
            <text:p>170.03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4665">
            <text:p>180.4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256">
            <text:p>160.5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838">
            <text:p>159.4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336">
            <text:p>160.43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4941">
            <text:p>174.49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6712">
            <text:p>153.6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6702">
            <text:p>183.6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5873">
            <text:p>169.5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8584">
            <text:p>202.85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7481">
            <text:p>221.7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725">
            <text:p>153.77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519">
            <text:p>154.4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3157">
            <text:p>191.3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215">
            <text:p>153.92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727">
            <text:p>158.6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033">
            <text:p>158.40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487">
            <text:p>199.4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8712">
            <text:p>156.8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791">
            <text:p>166.67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0356">
            <text:p>170.0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9197">
            <text:p>177.9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2264">
            <text:p>186.2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5423">
            <text:p>166.54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481">
            <text:p>163.0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405">
            <text:p>165.14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776">
            <text:p>162.97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643">
            <text:p>165.86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345">
            <text:p>160.5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3041">
            <text:p>185.30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795">
            <text:p>181.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3621">
            <text:p>177.3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1989">
            <text:p>182.19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5243">
            <text:p>182.52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6968">
            <text:p>215.69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0.0238">
            <text:p>240.02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8286">
            <text:p>177.8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765">
            <text:p>157.3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706">
            <text:p>157.07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3348">
            <text:p>167.3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3027">
            <text:p>153.30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767">
            <text:p>153.07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001">
            <text:p>156.40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1429">
            <text:p>178.1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4502">
            <text:p>174.45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5397">
            <text:p>167.53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981">
            <text:p>159.79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97">
            <text:p>159.9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0.2523">
            <text:p>410.2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8671">
            <text:p>163.8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792">
            <text:p>178.7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5303">
            <text:p>186.5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632">
            <text:p>183.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8032">
            <text:p>178.8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9764">
            <text:p>206.97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4.6773">
            <text:p>284.6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.0716">
            <text:p>226.0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9567">
            <text:p>216.95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9776">
            <text:p>160.97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166">
            <text:p>157.51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5553">
            <text:p>174.55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1855">
            <text:p>170.1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0126">
            <text:p>161.01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319">
            <text:p>187.3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8295">
            <text:p>149.82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5594">
            <text:p>238.5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965">
            <text:p>156.0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9982">
            <text:p>175.99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0364">
            <text:p>150.03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712">
            <text:p>160.1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8412">
            <text:p>164.84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6216">
            <text:p>236.62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965">
            <text:p>149.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61">
            <text:p>160.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511">
            <text:p>159.45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3691">
            <text:p>153.36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869">
            <text:p>163.6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876">
            <text:p>155.5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705">
            <text:p>163.0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048">
            <text:p>157.0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798">
            <text:p>155.9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049">
            <text:p>168.5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228">
            <text:p>154.02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809">
            <text:p>153.08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337">
            <text:p>164.23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883">
            <text:p>162.38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441">
            <text:p>165.34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036">
            <text:p>163.90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3053">
            <text:p>171.3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1725">
            <text:p>183.17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6932">
            <text:p>179.69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867">
            <text:p>186.8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6829">
            <text:p>177.6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6056">
            <text:p>178.60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117">
            <text:p>151.31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4337">
            <text:p>169.43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381">
            <text:p>167.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3142">
            <text:p>150.31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0215">
            <text:p>193.02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996">
            <text:p>156.3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348">
            <text:p>162.7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621">
            <text:p>155.9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619">
            <text:p>153.5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46">
            <text:p>234.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6.4075">
            <text:p>246.40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4471">
            <text:p>149.4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8099">
            <text:p>164.80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785">
            <text:p>155.87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8081">
            <text:p>147.80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475">
            <text:p>147.6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879">
            <text:p>153.08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2628">
            <text:p>154.26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703">
            <text:p>160.1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951">
            <text:p>155.4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48">
            <text:p>152.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841">
            <text:p>157.1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2.4523">
            <text:p>252.4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7311">
            <text:p>188.73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876">
            <text:p>167.2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8746">
            <text:p>178.87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666">
            <text:p>163.3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3765">
            <text:p>170.3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416">
            <text:p>153.8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814">
            <text:p>160.2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071">
            <text:p>153.7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42">
            <text:p>148.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573">
            <text:p>151.4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25">
            <text:p>149.0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254">
            <text:p>149.72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5859">
            <text:p>190.58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343">
            <text:p>158.83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182">
            <text:p>158.41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023">
            <text:p>161.8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383">
            <text:p>151.33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829">
            <text:p>232.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5293">
            <text:p>196.52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967">
            <text:p>167.9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601">
            <text:p>154.76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573">
            <text:p>165.1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4107">
            <text:p>149.41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6783">
            <text:p>177.6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0273">
            <text:p>207.0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298">
            <text:p>157.22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9673">
            <text:p>164.96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1191">
            <text:p>163.11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746">
            <text:p>163.27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927">
            <text:p>159.49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288">
            <text:p>173.7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3413">
            <text:p>169.34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92">
            <text:p>160.4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0991">
            <text:p>189.09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2149">
            <text:p>170.2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3042">
            <text:p>164.3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961">
            <text:p>155.9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676">
            <text:p>151.46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382">
            <text:p>157.23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4751">
            <text:p>153.4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6471">
            <text:p>173.6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9417">
            <text:p>201.9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2133">
            <text:p>154.21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0358">
            <text:p>203.03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4.3824">
            <text:p>274.38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0.9246">
            <text:p>360.9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2151">
            <text:p>205.21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189">
            <text:p>165.31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097">
            <text:p>203.0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6.0192">
            <text:p>536.0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0967">
            <text:p>159.09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363">
            <text:p>164.5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953">
            <text:p>163.09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15">
            <text:p>151.9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9786">
            <text:p>171.97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571">
            <text:p>166.7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701">
            <text:p>172.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1374">
            <text:p>168.1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8556">
            <text:p>170.85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738">
            <text:p>151.37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444">
            <text:p>171.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5056">
            <text:p>173.50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771">
            <text:p>156.4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882">
            <text:p>155.3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335">
            <text:p>152.8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1172">
            <text:p>163.1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915">
            <text:p>163.79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309">
            <text:p>162.3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542">
            <text:p>163.65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42">
            <text:p>151.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737">
            <text:p>155.97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34">
            <text:p>158.6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264">
            <text:p>157.5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339">
            <text:p>160.6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9921">
            <text:p>205.9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417">
            <text:p>160.8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645">
            <text:p>165.5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4538">
            <text:p>169.45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149">
            <text:p>157.9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272">
            <text:p>164.2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4845">
            <text:p>175.48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194">
            <text:p>168.5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739">
            <text:p>158.3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0015">
            <text:p>159.00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1824">
            <text:p>158.18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816">
            <text:p>165.8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316">
            <text:p>157.43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5901">
            <text:p>175.5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294">
            <text:p>155.92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435">
            <text:p>155.74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118">
            <text:p>155.71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628">
            <text:p>160.16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0562">
            <text:p>166.05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4035">
            <text:p>163.4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6873">
            <text:p>212.6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6493">
            <text:p>164.6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8287">
            <text:p>156.82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088">
            <text:p>157.30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04">
            <text:p>153.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03">
            <text:p>159.5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418">
            <text:p>172.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016">
            <text:p>156.90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482">
            <text:p>155.0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607">
            <text:p>157.2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2202">
            <text:p>147.2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187">
            <text:p>160.4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3053">
            <text:p>199.3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218">
            <text:p>156.1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651">
            <text:p>152.9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36.6012">
            <text:p>436.6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369">
            <text:p>160.4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1707">
            <text:p>147.17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22">
            <text:p>150.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2271">
            <text:p>151.22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3196">
            <text:p>179.3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616">
            <text:p>159.16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9787">
            <text:p>244.9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1687">
            <text:p>202.16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543">
            <text:p>155.05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0908">
            <text:p>183.0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294">
            <text:p>157.12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119">
            <text:p>152.9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1973">
            <text:p>147.19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0.0389">
            <text:p>230.03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8217">
            <text:p>156.82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704">
            <text:p>160.57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8472">
            <text:p>168.8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9752">
            <text:p>183.9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8568">
            <text:p>184.85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1976">
            <text:p>187.1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9907">
            <text:p>205.9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5742">
            <text:p>231.5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3257">
            <text:p>177.32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4879">
            <text:p>201.48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508">
            <text:p>154.0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0107">
            <text:p>165.01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032">
            <text:p>155.3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3236">
            <text:p>225.32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813">
            <text:p>165.58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247">
            <text:p>159.22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081">
            <text:p>151.70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067">
            <text:p>156.9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167">
            <text:p>159.3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1844">
            <text:p>199.1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7517">
            <text:p>184.75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395">
            <text:p>159.33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3.451">
            <text:p>383.4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02">
            <text:p>155.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6341">
            <text:p>167.6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35">
            <text:p>169.6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582">
            <text:p>171.7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446">
            <text:p>157.4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695">
            <text:p>154.76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337">
            <text:p>151.13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874">
            <text:p>163.68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6432">
            <text:p>168.64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1154">
            <text:p>161.11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3301">
            <text:p>182.33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1889">
            <text:p>192.1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5.5211">
            <text:p>345.5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1879">
            <text:p>196.18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75.8136">
            <text:p>575.8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179">
            <text:p>166.1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684">
            <text:p>152.3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7255">
            <text:p>190.72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4.9274">
            <text:p>994.92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9745">
            <text:p>184.9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7222">
            <text:p>192.72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9002">
            <text:p>214.90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5.6371">
            <text:p>335.63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86.8453">
            <text:p>686.84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0.295">
            <text:p>400.2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619.4525">
            <text:p>5619.45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7225">
            <text:p>172.72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0588">
            <text:p>197.0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1155">
            <text:p>168.1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639">
            <text:p>161.2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455">
            <text:p>165.3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6073">
            <text:p>149.60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5661">
            <text:p>172.5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0794">
            <text:p>191.07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175">
            <text:p>163.3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647">
            <text:p>154.1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711">
            <text:p>157.6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6969">
            <text:p>198.69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046">
            <text:p>162.40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3964">
            <text:p>169.39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37">
            <text:p>156.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8328">
            <text:p>179.83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666">
            <text:p>159.4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2.23">
            <text:p>252.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5152">
            <text:p>198.51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3975">
            <text:p>153.3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0034">
            <text:p>170.0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573">
            <text:p>170.4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674">
            <text:p>154.96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3128">
            <text:p>169.3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0712">
            <text:p>192.0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504">
            <text:p>163.7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179">
            <text:p>156.21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773">
            <text:p>167.2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1475">
            <text:p>229.1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811">
            <text:p>163.28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4043">
            <text:p>201.40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512">
            <text:p>162.0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504">
            <text:p>162.4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979">
            <text:p>154.79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411">
            <text:p>158.44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8225">
            <text:p>183.82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0355">
            <text:p>208.0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424">
            <text:p>159.24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565">
            <text:p>157.25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24">
            <text:p>149.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006">
            <text:p>153.00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966">
            <text:p>166.49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3996">
            <text:p>154.3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1">
            <text:p>151.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731">
            <text:p>165.27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8645">
            <text:p>151.8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8074">
            <text:p>238.80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722">
            <text:p>163.97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8282">
            <text:p>177.8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7271">
            <text:p>176.72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8505">
            <text:p>168.8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571">
            <text:p>161.5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3606">
            <text:p>172.3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901">
            <text:p>168.3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4889">
            <text:p>195.4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3735">
            <text:p>197.3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3.1465">
            <text:p>293.14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146">
            <text:p>158.91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8.2139">
            <text:p>268.2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2719">
            <text:p>198.27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1275">
            <text:p>174.1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2294">
            <text:p>170.22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991">
            <text:p>156.39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834">
            <text:p>163.38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273">
            <text:p>156.9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849">
            <text:p>154.08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139">
            <text:p>159.3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385">
            <text:p>165.33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158">
            <text:p>158.6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08">
            <text:p>155.7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2034">
            <text:p>173.2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0575">
            <text:p>161.05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8092">
            <text:p>178.8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203">
            <text:p>149.7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4216">
            <text:p>169.42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5185">
            <text:p>170.5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681">
            <text:p>166.46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9437">
            <text:p>165.9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4742">
            <text:p>192.4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229">
            <text:p>154.5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455">
            <text:p>149.7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2523">
            <text:p>153.2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0467">
            <text:p>178.04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049">
            <text:p>152.9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3958">
            <text:p>175.39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579">
            <text:p>157.15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147">
            <text:p>154.9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1774">
            <text:p>163.17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087">
            <text:p>153.5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041">
            <text:p>154.00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713">
            <text:p>180.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6391">
            <text:p>177.6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2037">
            <text:p>155.20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6734">
            <text:p>159.6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4186">
            <text:p>164.4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9.345">
            <text:p>259.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2884">
            <text:p>158.2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942">
            <text:p>161.9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06">
            <text:p>157.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274">
            <text:p>163.22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136">
            <text:p>157.1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044">
            <text:p>162.80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413">
            <text:p>164.74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2994">
            <text:p>191.29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4398">
            <text:p>150.43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6.6066">
            <text:p>266.6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292">
            <text:p>166.6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1482">
            <text:p>170.1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0458">
            <text:p>159.04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0.2064">
            <text:p>330.20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1.8647">
            <text:p>351.8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067">
            <text:p>154.9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202">
            <text:p>155.6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954">
            <text:p>162.1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774">
            <text:p>152.87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386">
            <text:p>148.9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201">
            <text:p>160.42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35">
            <text:p>152.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488">
            <text:p>152.9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757">
            <text:p>155.17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4396">
            <text:p>149.43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0799">
            <text:p>159.0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977">
            <text:p>153.7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2136">
            <text:p>151.2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767">
            <text:p>146.67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599">
            <text:p>152.5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0393">
            <text:p>176.0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655">
            <text:p>150.56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148">
            <text:p>143.61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2782">
            <text:p>141.2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158">
            <text:p>154.0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8.3138">
            <text:p>388.31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5.6114">
            <text:p>335.6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1871">
            <text:p>265.1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02">
            <text:p>155.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4147">
            <text:p>178.4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11.1902">
            <text:p>611.19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5445">
            <text:p>225.5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2176">
            <text:p>178.21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353">
            <text:p>167.8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687">
            <text:p>158.36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3474">
            <text:p>150.34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747">
            <text:p>159.77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742">
            <text:p>162.4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076">
            <text:p>157.00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9304">
            <text:p>192.9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3421">
            <text:p>177.34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652">
            <text:p>168.56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4699">
            <text:p>183.46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556">
            <text:p>159.15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153">
            <text:p>171.7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923">
            <text:p>150.8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557">
            <text:p>169.5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2739">
            <text:p>207.2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2.834">
            <text:p>692.8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9.7396">
            <text:p>349.73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6053">
            <text:p>215.6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8111">
            <text:p>253.8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8322">
            <text:p>234.83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87">
            <text:p>219.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9086">
            <text:p>231.90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9211">
            <text:p>207.9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8124">
            <text:p>216.8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5.0772">
            <text:p>1425.07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3689">
            <text:p>208.3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1264">
            <text:p>233.1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3077">
            <text:p>193.3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9029">
            <text:p>160.90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2999">
            <text:p>187.2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65">
            <text:p>165.5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8139">
            <text:p>193.81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7754">
            <text:p>175.77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9.6814">
            <text:p>279.6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224">
            <text:p>163.7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135">
            <text:p>168.91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4203">
            <text:p>161.4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185">
            <text:p>153.5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398">
            <text:p>157.63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858">
            <text:p>157.98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628">
            <text:p>150.96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4407">
            <text:p>152.44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559">
            <text:p>165.15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148">
            <text:p>163.21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252">
            <text:p>153.92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832">
            <text:p>155.78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645">
            <text:p>157.7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3.5819">
            <text:p>373.58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8.7573">
            <text:p>278.7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2498">
            <text:p>178.24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689">
            <text:p>162.7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6137">
            <text:p>185.61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122">
            <text:p>153.8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533">
            <text:p>150.5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0318">
            <text:p>159.03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621">
            <text:p>148.7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533">
            <text:p>149.2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81.5779">
            <text:p>481.5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1121">
            <text:p>210.1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878">
            <text:p>217.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9.3172">
            <text:p>339.3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0999">
            <text:p>225.0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3741">
            <text:p>236.37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807">
            <text:p>168.38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8892">
            <text:p>170.88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218">
            <text:p>168.5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447">
            <text:p>165.8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428">
            <text:p>165.24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0763">
            <text:p>166.0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8552">
            <text:p>166.8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31">
            <text:p>159.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791">
            <text:p>158.97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566">
            <text:p>157.75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4449">
            <text:p>201.44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4.4834">
            <text:p>264.48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165">
            <text:p>154.9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2719">
            <text:p>155.27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876">
            <text:p>159.4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809">
            <text:p>164.28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414">
            <text:p>163.2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8388">
            <text:p>202.83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042">
            <text:p>153.9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347">
            <text:p>162.83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8449">
            <text:p>166.84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503">
            <text:p>160.65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0978">
            <text:p>164.0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665">
            <text:p>166.6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173">
            <text:p>151.9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4879">
            <text:p>150.48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9208">
            <text:p>167.92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0306">
            <text:p>164.0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1197">
            <text:p>183.1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622">
            <text:p>166.2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458">
            <text:p>159.74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8845">
            <text:p>206.88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0904">
            <text:p>177.09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1.9333">
            <text:p>291.93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131">
            <text:p>165.6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5.9916">
            <text:p>235.9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069">
            <text:p>152.0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887">
            <text:p>169.68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0474">
            <text:p>166.04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4711">
            <text:p>180.4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9394">
            <text:p>248.9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1558">
            <text:p>171.15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1946">
            <text:p>158.1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3103">
            <text:p>164.31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0051">
            <text:p>197.0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474">
            <text:p>164.74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027">
            <text:p>152.00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7126">
            <text:p>161.71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682">
            <text:p>168.96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983">
            <text:p>152.99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6471">
            <text:p>171.6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141">
            <text:p>156.31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7182">
            <text:p>174.71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229">
            <text:p>158.4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4.4689">
            <text:p>294.4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7408">
            <text:p>213.7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1563">
            <text:p>220.1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0.4817">
            <text:p>310.48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3513">
            <text:p>202.35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4494">
            <text:p>196.4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4.0223">
            <text:p>304.02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9.0894">
            <text:p>329.0894</text:p>
          </table:table-cell>
        </table:table-row>
      </table:table>
      <table:table table:name="ICmdAsyncHTTPS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95% Are less than</text:p>
          </table:table-cell>
          <table:table-cell office:value-type="string">
            <text:p>Standard Deviation</text:p>
          </table:table-cell>
          <table:table-cell table:number-columns-repeated="2"/>
          <table:table-cell office:value-type="string">
            <text:p>Number of runs</text:p>
          </table:table-cell>
          <table:table-cell office:value-type="string">
            <text:p>95% of run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7" table:formula="of:=9999-COUNTBLANK([ICmdAsyncHTTPSData.B1:.B9999])" office:value-type="float" office:value="999">
            <text:p>999</text:p>
          </table:table-cell>
          <table:table-cell table:formula="of:=[.G2]-ROUNDDOWN([.G2]/20)" office:value-type="float" office:value="950">
            <text:p>950</text:p>
          </table:table-cell>
        </table:table-row>
        <table:table-row table:style-name="ro2">
          <table:table-cell office:value-type="string">
            <text:p>Actual</text:p>
          </table:table-cell>
          <table:table-cell table:formula="of:=AVERAGE([ICmdAsyncHTTPSData.B1:.B999])" office:value-type="float" office:value="218.079396896897">
            <text:p>218.0793968969</text:p>
          </table:table-cell>
          <table:table-cell table:formula="of:=SMALL([ICmdAsyncHTTPSData.B1:.B999];[.H2])" office:value-type="float" office:value="234.3914">
            <text:p>234.3914</text:p>
          </table:table-cell>
          <table:table-cell table:formula="of:=STDEV([ICmdAsyncHTTPSData.B1:.B999])" office:value-type="float" office:value="949.325410494459">
            <text:p>949.3254104945</text:p>
          </table:table-cell>
          <table:table-cell table:number-columns-repeated="4"/>
        </table:table-row>
        <table:table-row table:style-name="ro2">
          <table:table-cell office:value-type="string">
            <text:p>Result</text:p>
          </table:table-cell>
          <table:table-cell table:formula="of:=IF([.B3]&lt;[.B2])" office:value-type="boolean" office:boolean-value="true">
            <text:p>TRUE</text:p>
          </table:table-cell>
          <table:table-cell table:formula="of:=IF([.C3]&lt;[.C2])" office:value-type="boolean" office:boolean-value="true">
            <text:p>TRUE</text:p>
          </table:table-cell>
          <table:table-cell table:formula="of:=IF([.D3]&lt;[.D2])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Did everything pass</text:p>
          </table:table-cell>
          <table:table-cell table:formula="of:=IF([.C5]; &quot;pass&quot;; &quot;fail&quot;)" office:value-type="string" office:string-value="pass">
            <text:p>pass</text:p>
          </table:table-cell>
          <table:table-cell table:formula="of:=AND([.B4:.D4])" office:value-type="boolean" office:boolean-value="true">
            <text:p>TRUE</text:p>
          </table:table-cell>
          <table:table-cell table:number-columns-repeated="5"/>
        </table:table-row>
      </table:table>
      <table:table table:name="ICmdAsyncHTTPSData" table:style-name="ta1" table:print="false">
        <table:table-source xlink:type="simple" xlink:href="../AsyncHTTPSICmdPerformanceTest.csv" table:table-name="Sheet1" table:filter-name="Text - txt - csv (StarCalc)" table:filter-options="44/MRG,39,ANSI,1,,0,false,false"/>
        <table:table-column table:style-name="co9" table:default-cell-style-name="Default"/>
        <table:table-column table:style-name="co12" table:default-cell-style-name="Default"/>
        <table:table-row table:style-name="ro2">
          <table:table-cell office:value-type="string">
            <text:p>Test Time</text:p>
          </table:table-cell>
          <table:table-cell office:value-type="float" office:value="188.7353">
            <text:p>188.7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7086">
            <text:p>136.70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9149">
            <text:p>140.9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3794">
            <text:p>134.37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0034">
            <text:p>140.0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425">
            <text:p>125.24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7572">
            <text:p>134.75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9877">
            <text:p>206.9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3651">
            <text:p>139.3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264">
            <text:p>158.7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5612">
            <text:p>126.56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4451">
            <text:p>127.44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7248">
            <text:p>187.7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2946">
            <text:p>137.2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0026">
            <text:p>143.00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4186">
            <text:p>136.4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7901">
            <text:p>133.7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6012">
            <text:p>134.6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899">
            <text:p>155.58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7577">
            <text:p>143.75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6978">
            <text:p>185.6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314">
            <text:p>149.1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9">
            <text:p>143.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6572">
            <text:p>183.65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572">
            <text:p>152.5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405">
            <text:p>150.84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6207">
            <text:p>153.6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1103">
            <text:p>129.11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2811">
            <text:p>133.28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2101">
            <text:p>135.2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6012">
            <text:p>136.6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5772">
            <text:p>112.57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0894">
            <text:p>106.08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5381">
            <text:p>108.5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5273">
            <text:p>129.5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467">
            <text:p>159.74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796">
            <text:p>160.1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323">
            <text:p>129.6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9327">
            <text:p>136.93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0335">
            <text:p>141.0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825">
            <text:p>142.38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5759">
            <text:p>136.57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8974">
            <text:p>109.89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3961">
            <text:p>112.3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2066">
            <text:p>123.2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499">
            <text:p>122.74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3108">
            <text:p>130.31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141">
            <text:p>166.21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6478">
            <text:p>138.6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946">
            <text:p>152.8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5515">
            <text:p>129.55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972">
            <text:p>156.49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2114">
            <text:p>143.2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637">
            <text:p>142.6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666">
            <text:p>152.2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793">
            <text:p>157.37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7001">
            <text:p>202.70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548">
            <text:p>159.55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1381">
            <text:p>218.1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644">
            <text:p>163.76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092">
            <text:p>148.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679">
            <text:p>118.6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594">
            <text:p>129.6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2931">
            <text:p>130.29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2878">
            <text:p>121.2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3817">
            <text:p>224.38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771">
            <text:p>150.5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1836">
            <text:p>142.18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505">
            <text:p>147.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0554">
            <text:p>132.0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4608">
            <text:p>109.4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.0654">
            <text:p>103.06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783">
            <text:p>124.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7703">
            <text:p>117.7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841">
            <text:p>193.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9557">
            <text:p>160.95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0671">
            <text:p>115.0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3761">
            <text:p>117.3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9085">
            <text:p>117.90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8911">
            <text:p>110.89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742">
            <text:p>128.5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126">
            <text:p>111.1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1306">
            <text:p>126.1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342">
            <text:p>127.0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255">
            <text:p>130.72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8901">
            <text:p>125.8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6788">
            <text:p>111.6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8812">
            <text:p>116.88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057">
            <text:p>119.10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6663">
            <text:p>118.66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887">
            <text:p>112.88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8187">
            <text:p>123.8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367">
            <text:p>120.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524">
            <text:p>114.65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3141">
            <text:p>126.31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1121">
            <text:p>191.1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0713">
            <text:p>158.0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244">
            <text:p>127.0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053">
            <text:p>161.5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0996">
            <text:p>142.0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741">
            <text:p>159.37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7552">
            <text:p>108.7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9546">
            <text:p>183.95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3292">
            <text:p>120.3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1029">
            <text:p>138.10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8052">
            <text:p>138.80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1709">
            <text:p>131.17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9338">
            <text:p>122.93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769">
            <text:p>123.47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531">
            <text:p>142.3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1618">
            <text:p>136.16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1783">
            <text:p>186.1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918">
            <text:p>155.59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0806">
            <text:p>220.0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76">
            <text:p>141.7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001">
            <text:p>129.60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732">
            <text:p>123.4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6621">
            <text:p>133.6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531">
            <text:p>119.5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297">
            <text:p>168.52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6644">
            <text:p>122.66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1958">
            <text:p>110.19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0225">
            <text:p>189.02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405">
            <text:p>125.34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1817">
            <text:p>116.18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1215">
            <text:p>114.12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6598">
            <text:p>148.65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3524">
            <text:p>141.35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7247">
            <text:p>116.72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817">
            <text:p>112.28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4276">
            <text:p>113.4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6808">
            <text:p>118.6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8528">
            <text:p>108.85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303">
            <text:p>113.5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3559">
            <text:p>112.35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7026">
            <text:p>143.70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7101">
            <text:p>124.7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923">
            <text:p>115.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6244">
            <text:p>131.6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.4796">
            <text:p>103.4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578">
            <text:p>126.5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1905">
            <text:p>116.19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2148">
            <text:p>116.21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8377">
            <text:p>116.8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2748">
            <text:p>162.27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6708">
            <text:p>222.67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3974">
            <text:p>144.39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1266">
            <text:p>193.1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684">
            <text:p>149.0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797">
            <text:p>118.87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838">
            <text:p>124.9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2356">
            <text:p>130.2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7415">
            <text:p>118.74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9">
            <text:p>118.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956">
            <text:p>142.3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4183">
            <text:p>212.4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6672">
            <text:p>244.6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829">
            <text:p>165.3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0995">
            <text:p>193.09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9625">
            <text:p>174.9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4143">
            <text:p>142.41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2968">
            <text:p>175.29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2467">
            <text:p>200.24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2009">
            <text:p>215.20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0.323">
            <text:p>250.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153">
            <text:p>161.9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0.9938">
            <text:p>230.99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0.0481">
            <text:p>240.0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712">
            <text:p>124.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2004">
            <text:p>204.20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5345">
            <text:p>162.5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4714">
            <text:p>207.4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0171">
            <text:p>130.01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2772">
            <text:p>141.27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9625">
            <text:p>144.9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6509">
            <text:p>225.6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5884">
            <text:p>178.5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2806">
            <text:p>150.2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688">
            <text:p>162.8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6999">
            <text:p>122.6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7249">
            <text:p>168.72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0509">
            <text:p>221.0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237">
            <text:p>159.22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501">
            <text:p>166.75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3046">
            <text:p>138.30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0538">
            <text:p>144.05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1181">
            <text:p>137.11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2364">
            <text:p>110.23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884">
            <text:p>146.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249">
            <text:p>127.2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1213">
            <text:p>111.12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1244">
            <text:p>123.1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5648">
            <text:p>134.5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5819">
            <text:p>127.58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2183">
            <text:p>134.2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9525">
            <text:p>126.95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5105">
            <text:p>142.51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8425">
            <text:p>140.84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087">
            <text:p>141.1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214">
            <text:p>135.72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4308">
            <text:p>143.43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9574">
            <text:p>121.9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834">
            <text:p>122.28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0069">
            <text:p>126.0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6319">
            <text:p>123.63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7387">
            <text:p>133.7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426">
            <text:p>149.1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3696">
            <text:p>119.36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2329">
            <text:p>141.23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2621">
            <text:p>123.2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7934">
            <text:p>144.7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6701">
            <text:p>176.6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082">
            <text:p>147.6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5478">
            <text:p>142.5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3189">
            <text:p>150.31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207">
            <text:p>154.9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55">
            <text:p>155.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8296">
            <text:p>128.82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048">
            <text:p>157.0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6277">
            <text:p>144.62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1651">
            <text:p>130.1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5155">
            <text:p>120.5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0296">
            <text:p>121.02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5506">
            <text:p>131.55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3375">
            <text:p>126.3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8627">
            <text:p>132.86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6768">
            <text:p>164.6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1999">
            <text:p>176.1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0158">
            <text:p>169.0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98">
            <text:p>135.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703">
            <text:p>160.1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47">
            <text:p>147.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9839">
            <text:p>133.98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1734">
            <text:p>136.1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6731">
            <text:p>134.67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7995">
            <text:p>127.79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8.8441">
            <text:p>308.84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0.3689">
            <text:p>300.3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9584">
            <text:p>138.95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0839">
            <text:p>141.08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2155">
            <text:p>132.2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0.5182">
            <text:p>310.51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9824">
            <text:p>167.98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4805">
            <text:p>165.48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532">
            <text:p>159.85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2263">
            <text:p>158.22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7897">
            <text:p>187.78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4406">
            <text:p>145.44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3919">
            <text:p>183.39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952">
            <text:p>115.59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9948">
            <text:p>136.9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0354">
            <text:p>167.03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5868">
            <text:p>162.5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907">
            <text:p>140.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4292">
            <text:p>161.4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175">
            <text:p>186.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314">
            <text:p>151.1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493">
            <text:p>124.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5901">
            <text:p>173.5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931">
            <text:p>157.69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37">
            <text:p>155.7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9641">
            <text:p>203.9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2367">
            <text:p>227.2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5193">
            <text:p>176.5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8496">
            <text:p>179.8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4566">
            <text:p>186.45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6914">
            <text:p>190.69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1538">
            <text:p>185.15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258">
            <text:p>179.2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2241">
            <text:p>180.22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0059">
            <text:p>177.0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1368">
            <text:p>178.1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2282">
            <text:p>171.2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7192">
            <text:p>170.7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806">
            <text:p>173.7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1165">
            <text:p>192.1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8975">
            <text:p>176.8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6804">
            <text:p>191.6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9616">
            <text:p>187.96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4138">
            <text:p>189.41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5607">
            <text:p>169.5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9287">
            <text:p>212.92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2042">
            <text:p>170.2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7433">
            <text:p>182.74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9506">
            <text:p>184.95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6454">
            <text:p>238.64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3914">
            <text:p>234.39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865">
            <text:p>158.3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1387">
            <text:p>180.1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736">
            <text:p>174.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075">
            <text:p>130.0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62">
            <text:p>125.3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0399">
            <text:p>117.03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991">
            <text:p>119.19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1942">
            <text:p>124.1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7981">
            <text:p>116.79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6059">
            <text:p>130.6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329">
            <text:p>126.83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725">
            <text:p>127.07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8761">
            <text:p>125.8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3992">
            <text:p>122.39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7004">
            <text:p>107.70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3317">
            <text:p>110.3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7185">
            <text:p>111.7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5043">
            <text:p>133.50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877">
            <text:p>143.6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1575">
            <text:p>138.15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7629">
            <text:p>111.76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6505">
            <text:p>116.6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6632">
            <text:p>123.6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058">
            <text:p>114.5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4388">
            <text:p>126.43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423">
            <text:p>130.74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3004">
            <text:p>121.30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2128">
            <text:p>126.2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0324">
            <text:p>123.0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3855">
            <text:p>119.3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824">
            <text:p>122.28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3047">
            <text:p>117.30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9301">
            <text:p>126.93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4155">
            <text:p>124.4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72">
            <text:p>118.5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3981">
            <text:p>117.39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3034">
            <text:p>124.3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108">
            <text:p>114.61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6645">
            <text:p>116.6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512">
            <text:p>120.2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5115">
            <text:p>134.5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9693">
            <text:p>229.9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4716">
            <text:p>120.4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9732">
            <text:p>127.9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536">
            <text:p>122.1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1117">
            <text:p>215.11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2738">
            <text:p>136.27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6691">
            <text:p>120.66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1656">
            <text:p>113.1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2808">
            <text:p>123.2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7282">
            <text:p>121.7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8189">
            <text:p>115.81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2868">
            <text:p>200.2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3717">
            <text:p>118.3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688">
            <text:p>136.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097">
            <text:p>141.70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484">
            <text:p>119.54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4788">
            <text:p>138.4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884">
            <text:p>119.8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8548">
            <text:p>115.85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672">
            <text:p>116.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0.1065">
            <text:p>420.1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163">
            <text:p>118.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3412">
            <text:p>126.34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7106">
            <text:p>124.71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6042">
            <text:p>122.6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4422">
            <text:p>135.44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9602">
            <text:p>125.9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3717">
            <text:p>118.3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88">
            <text:p>132.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355">
            <text:p>114.7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4183">
            <text:p>109.4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396">
            <text:p>148.3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8362">
            <text:p>173.83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9679">
            <text:p>167.96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3472">
            <text:p>132.3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1945">
            <text:p>132.19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3555">
            <text:p>138.3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9459">
            <text:p>143.94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7401">
            <text:p>133.7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508">
            <text:p>122.1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992">
            <text:p>134.9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3348">
            <text:p>210.3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2343">
            <text:p>229.23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318">
            <text:p>159.73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9503">
            <text:p>116.95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4982">
            <text:p>148.49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2533">
            <text:p>117.2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2565">
            <text:p>121.25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926">
            <text:p>127.09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064">
            <text:p>142.30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1163">
            <text:p>114.1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7481">
            <text:p>144.7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6021">
            <text:p>136.6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868">
            <text:p>137.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5736">
            <text:p>108.5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9818">
            <text:p>177.98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4738">
            <text:p>130.47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8953">
            <text:p>125.89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8054">
            <text:p>122.8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363">
            <text:p>118.8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6048">
            <text:p>142.6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8484">
            <text:p>124.84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0177">
            <text:p>139.01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4.9159">
            <text:p>254.9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6783">
            <text:p>177.6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7914">
            <text:p>169.79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1495">
            <text:p>144.14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5377">
            <text:p>166.5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0774">
            <text:p>143.07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9537">
            <text:p>123.95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4729">
            <text:p>111.47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0195">
            <text:p>113.0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628">
            <text:p>133.36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7563">
            <text:p>132.7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7981">
            <text:p>110.79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8841">
            <text:p>123.8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1069">
            <text:p>118.1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8358">
            <text:p>109.83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943">
            <text:p>112.89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519">
            <text:p>164.2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86">
            <text:p>125.0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2895">
            <text:p>135.28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7688">
            <text:p>136.7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5587">
            <text:p>121.55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199">
            <text:p>119.51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7605">
            <text:p>113.7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265">
            <text:p>118.82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739">
            <text:p>113.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52">
            <text:p>119.1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6641">
            <text:p>129.6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975">
            <text:p>115.5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8908">
            <text:p>128.8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151">
            <text:p>121.1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23">
            <text:p>119.8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0324">
            <text:p>121.0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735">
            <text:p>126.8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272">
            <text:p>119.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5416">
            <text:p>124.5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565">
            <text:p>120.5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9051">
            <text:p>121.9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7739">
            <text:p>121.7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1985">
            <text:p>114.1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648">
            <text:p>113.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7076">
            <text:p>125.70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3821">
            <text:p>110.3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0672">
            <text:p>120.0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363">
            <text:p>158.6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527">
            <text:p>122.0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1733">
            <text:p>114.17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1776">
            <text:p>125.17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5402">
            <text:p>139.5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779">
            <text:p>119.4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8758">
            <text:p>117.8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1012">
            <text:p>128.1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4765">
            <text:p>117.4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107">
            <text:p>128.51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1641">
            <text:p>194.1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713">
            <text:p>118.9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7018">
            <text:p>165.70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5497">
            <text:p>129.54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847">
            <text:p>149.78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2165">
            <text:p>145.2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407">
            <text:p>118.54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311">
            <text:p>168.53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6067">
            <text:p>112.6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.0598">
            <text:p>103.05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261">
            <text:p>112.8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5059">
            <text:p>106.5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3908">
            <text:p>107.3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2705">
            <text:p>140.2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1401">
            <text:p>131.1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7563">
            <text:p>115.7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102">
            <text:p>122.71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5663">
            <text:p>109.56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9938">
            <text:p>112.99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.3079">
            <text:p>104.3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7386">
            <text:p>113.7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963">
            <text:p>106.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785">
            <text:p>114.77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2108">
            <text:p>119.21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2582">
            <text:p>253.2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5012">
            <text:p>136.5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9091">
            <text:p>135.90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0218">
            <text:p>128.0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8034">
            <text:p>115.8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507">
            <text:p>160.75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14">
            <text:p>165.6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8733">
            <text:p>114.87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0349">
            <text:p>111.0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9449">
            <text:p>115.94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9961">
            <text:p>129.9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1973">
            <text:p>132.19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2839">
            <text:p>146.28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008">
            <text:p>171.0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0886">
            <text:p>111.08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761">
            <text:p>126.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185">
            <text:p>130.7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2175">
            <text:p>137.2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9027">
            <text:p>112.90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3754">
            <text:p>118.37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541">
            <text:p>112.25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4327">
            <text:p>115.43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786">
            <text:p>118.57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8337">
            <text:p>151.83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6411">
            <text:p>120.64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7934">
            <text:p>189.7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0822">
            <text:p>146.08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279">
            <text:p>122.1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7953">
            <text:p>146.79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05">
            <text:p>167.8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01">
            <text:p>114.6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9313">
            <text:p>119.93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5208">
            <text:p>125.52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758">
            <text:p>141.9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6833">
            <text:p>125.6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0102">
            <text:p>120.01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2768">
            <text:p>111.2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1511">
            <text:p>113.15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0155">
            <text:p>114.0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6445">
            <text:p>110.6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8197">
            <text:p>119.8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9543">
            <text:p>128.95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30.2782">
            <text:p>730.2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8525">
            <text:p>128.85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1.9284">
            <text:p>521.92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4">
            <text:p>171.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2468">
            <text:p>119.2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265">
            <text:p>134.2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217">
            <text:p>114.52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812">
            <text:p>136.38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972">
            <text:p>115.9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6081">
            <text:p>123.60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283">
            <text:p>120.2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852">
            <text:p>132.8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256">
            <text:p>138.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085">
            <text:p>157.60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158">
            <text:p>156.0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115">
            <text:p>127.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7863">
            <text:p>124.7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8577">
            <text:p>109.85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2948">
            <text:p>110.2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4977">
            <text:p>120.4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8147">
            <text:p>124.8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3748">
            <text:p>130.37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1172">
            <text:p>116.1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0963">
            <text:p>110.0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9264">
            <text:p>120.9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0937">
            <text:p>111.0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3876">
            <text:p>204.3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303">
            <text:p>113.5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6457">
            <text:p>111.64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8988">
            <text:p>109.89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24.4349">
            <text:p>624.4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771">
            <text:p>114.7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5784">
            <text:p>126.57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169">
            <text:p>114.6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0159">
            <text:p>116.0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009">
            <text:p>113.50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4195">
            <text:p>121.4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6727">
            <text:p>115.6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7359">
            <text:p>152.73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989">
            <text:p>116.9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6229">
            <text:p>107.6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7541">
            <text:p>120.75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2952">
            <text:p>110.29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8113">
            <text:p>106.81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5942">
            <text:p>106.5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5.2218">
            <text:p>105.2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0207">
            <text:p>123.0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1051">
            <text:p>116.1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189">
            <text:p>113.1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.0581">
            <text:p>228.05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2205">
            <text:p>185.22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0844">
            <text:p>124.0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167">
            <text:p>119.4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.3019">
            <text:p>104.30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0777">
            <text:p>108.07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214">
            <text:p>115.52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324">
            <text:p>162.7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084">
            <text:p>112.80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4937">
            <text:p>112.4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1344">
            <text:p>109.1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7773">
            <text:p>113.7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3605">
            <text:p>120.3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672">
            <text:p>125.2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5385">
            <text:p>125.53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709">
            <text:p>166.47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16">
            <text:p>220.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8.0796">
            <text:p>288.0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4963">
            <text:p>152.4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5779">
            <text:p>130.5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8807">
            <text:p>191.88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6753">
            <text:p>234.67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6878">
            <text:p>197.6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91.3588">
            <text:p>791.3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261">
            <text:p>147.4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554">
            <text:p>170.4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9574">
            <text:p>127.9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8647">
            <text:p>137.8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3477">
            <text:p>143.34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4285">
            <text:p>126.42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252">
            <text:p>113.52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439">
            <text:p>151.9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0878">
            <text:p>131.0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9602">
            <text:p>108.9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1962">
            <text:p>112.1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6351">
            <text:p>118.63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714">
            <text:p>151.3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102">
            <text:p>179.1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0385">
            <text:p>132.03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0137">
            <text:p>110.01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996">
            <text:p>114.5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4369">
            <text:p>111.4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088">
            <text:p>112.20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0275">
            <text:p>124.0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461">
            <text:p>122.1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1883">
            <text:p>125.18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1772">
            <text:p>121.17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3914">
            <text:p>125.39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1.1023">
            <text:p>281.1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6884">
            <text:p>108.6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59.8731">
            <text:p>4259.87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856">
            <text:p>116.8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0236">
            <text:p>119.02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3766">
            <text:p>119.37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5904">
            <text:p>110.59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369">
            <text:p>108.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456">
            <text:p>118.24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7059">
            <text:p>111.7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6175">
            <text:p>123.6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348">
            <text:p>124.9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4032">
            <text:p>121.4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5621">
            <text:p>113.5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8381">
            <text:p>111.8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8275">
            <text:p>131.8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9938">
            <text:p>125.99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8877">
            <text:p>129.8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3633">
            <text:p>116.36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.6623">
            <text:p>226.66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311">
            <text:p>154.13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0554">
            <text:p>126.0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279">
            <text:p>119.5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7926">
            <text:p>108.79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6844">
            <text:p>128.6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2112">
            <text:p>110.21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9027">
            <text:p>112.90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4123">
            <text:p>118.4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2777">
            <text:p>115.27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25">
            <text:p>119.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654">
            <text:p>112.86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6367">
            <text:p>130.6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328">
            <text:p>125.03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0076">
            <text:p>123.00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4304">
            <text:p>128.4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8185">
            <text:p>109.8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8221">
            <text:p>132.82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3162">
            <text:p>131.3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143">
            <text:p>112.1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3415">
            <text:p>106.34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5923">
            <text:p>117.5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555">
            <text:p>125.2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564">
            <text:p>118.85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7409">
            <text:p>203.7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9132">
            <text:p>128.91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4699">
            <text:p>127.46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382">
            <text:p>129.3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747">
            <text:p>163.77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4346">
            <text:p>124.4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702">
            <text:p>127.6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6545">
            <text:p>113.65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9824">
            <text:p>120.98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316">
            <text:p>118.93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6762">
            <text:p>131.6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397">
            <text:p>137.53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4903">
            <text:p>116.49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7357">
            <text:p>119.7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54">
            <text:p>117.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9312">
            <text:p>125.93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4685">
            <text:p>142.4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854">
            <text:p>122.7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0994">
            <text:p>107.09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6854">
            <text:p>111.6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5978">
            <text:p>127.5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196">
            <text:p>126.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4586">
            <text:p>221.45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45.7182">
            <text:p>10645.71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771">
            <text:p>176.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4808">
            <text:p>128.4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301">
            <text:p>126.83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3548">
            <text:p>111.35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2724">
            <text:p>110.27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4604">
            <text:p>122.46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7233">
            <text:p>118.72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5007">
            <text:p>112.50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3281">
            <text:p>111.3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9429">
            <text:p>170.9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8885">
            <text:p>169.88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1592">
            <text:p>148.15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275">
            <text:p>119.4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5362">
            <text:p>112.53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1694">
            <text:p>126.1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3693">
            <text:p>124.3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1425">
            <text:p>127.14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283">
            <text:p>114.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357">
            <text:p>134.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3441">
            <text:p>124.34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5749">
            <text:p>202.5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9957">
            <text:p>125.99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2494">
            <text:p>127.2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9079">
            <text:p>125.9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9597">
            <text:p>127.95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1936">
            <text:p>130.19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855">
            <text:p>131.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472">
            <text:p>114.7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335">
            <text:p>123.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629">
            <text:p>148.6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01">
            <text:p>121.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3641">
            <text:p>113.3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5207">
            <text:p>129.5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9149">
            <text:p>108.9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4243">
            <text:p>113.42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6479">
            <text:p>117.6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8816">
            <text:p>118.8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3737">
            <text:p>123.37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9921">
            <text:p>115.9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1978">
            <text:p>132.1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8502">
            <text:p>113.85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6.1607">
            <text:p>296.1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5024">
            <text:p>118.5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0146">
            <text:p>110.01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073">
            <text:p>120.20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3652">
            <text:p>129.36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5.8368">
            <text:p>105.8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5229">
            <text:p>124.5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543">
            <text:p>119.15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8704">
            <text:p>135.87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965">
            <text:p>123.4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0558">
            <text:p>132.05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1091">
            <text:p>126.10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5211">
            <text:p>120.5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0062">
            <text:p>185.00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0514">
            <text:p>189.05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8916">
            <text:p>123.8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806">
            <text:p>118.2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8045">
            <text:p>137.80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6937">
            <text:p>132.6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653">
            <text:p>154.6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429">
            <text:p>128.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8707">
            <text:p>132.87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1939">
            <text:p>112.19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9037">
            <text:p>110.90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9177">
            <text:p>185.91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488">
            <text:p>131.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9496">
            <text:p>130.9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4781">
            <text:p>135.47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9292">
            <text:p>122.9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1967">
            <text:p>125.19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9367">
            <text:p>182.9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634.8041">
            <text:p>8634.80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2023">
            <text:p>114.2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6955">
            <text:p>117.69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0695">
            <text:p>111.06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6358">
            <text:p>115.63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0775">
            <text:p>116.07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7798">
            <text:p>120.7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0639">
            <text:p>124.0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4577">
            <text:p>114.45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6097">
            <text:p>113.60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6816">
            <text:p>111.6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5102">
            <text:p>190.51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9978">
            <text:p>111.9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9187">
            <text:p>123.9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0355">
            <text:p>135.03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9942">
            <text:p>191.9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5204">
            <text:p>132.52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1953">
            <text:p>129.19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0228">
            <text:p>124.02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1341">
            <text:p>114.1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8231">
            <text:p>111.82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8101">
            <text:p>107.8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3582">
            <text:p>112.3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7779">
            <text:p>107.7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1396">
            <text:p>133.13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7816">
            <text:p>122.7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9849">
            <text:p>110.98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9237">
            <text:p>112.92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1768">
            <text:p>111.1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3971">
            <text:p>119.39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2395">
            <text:p>118.23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901">
            <text:p>134.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2407">
            <text:p>192.24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388">
            <text:p>114.73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7147">
            <text:p>115.7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5552">
            <text:p>135.5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1008">
            <text:p>109.1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4854">
            <text:p>121.4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9409">
            <text:p>165.9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0719">
            <text:p>146.07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6853">
            <text:p>173.6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596">
            <text:p>120.25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0432">
            <text:p>119.04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7664">
            <text:p>142.76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9658">
            <text:p>187.9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119">
            <text:p>120.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9045">
            <text:p>116.90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583.3512">
            <text:p>5583.3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5833">
            <text:p>110.5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7143">
            <text:p>109.71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346">
            <text:p>146.6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6297">
            <text:p>115.62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0509">
            <text:p>116.0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9765">
            <text:p>144.9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153">
            <text:p>151.4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671">
            <text:p>147.6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.985">
            <text:p>106.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524">
            <text:p>127.5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.675">
            <text:p>226.6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474">
            <text:p>129.4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3609">
            <text:p>122.36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0374">
            <text:p>114.0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8899">
            <text:p>141.88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6156">
            <text:p>110.61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06.8844">
            <text:p>2906.8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4332">
            <text:p>169.43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427.1911">
            <text:p>9427.19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12.0123">
            <text:p>712.0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6.1471">
            <text:p>696.1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84.6245">
            <text:p>684.62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0.2609">
            <text:p>670.26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20.172">
            <text:p>620.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7.4712">
            <text:p>527.47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00.4144">
            <text:p>500.41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6.7623">
            <text:p>466.76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1.2764">
            <text:p>381.27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6.9757">
            <text:p>346.97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4.7524">
            <text:p>294.75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4948">
            <text:p>222.4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5268">
            <text:p>191.5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3.6072">
            <text:p>273.60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6.5752">
            <text:p>276.5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0.5147">
            <text:p>350.5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4.8148">
            <text:p>334.81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6.3809">
            <text:p>306.38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0479">
            <text:p>173.0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8647">
            <text:p>171.8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054">
            <text:p>122.2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3861">
            <text:p>120.38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2201">
            <text:p>123.22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7541">
            <text:p>120.75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9456">
            <text:p>116.94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5021">
            <text:p>108.5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6469">
            <text:p>121.64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.4443">
            <text:p>104.44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1173">
            <text:p>112.1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5233">
            <text:p>115.52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921">
            <text:p>155.7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075">
            <text:p>113.0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903">
            <text:p>114.59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9666">
            <text:p>116.9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9796">
            <text:p>124.9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7887">
            <text:p>114.78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6614">
            <text:p>121.66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128">
            <text:p>126.8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7406">
            <text:p>116.74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4857">
            <text:p>114.48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2898">
            <text:p>113.28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4482">
            <text:p>120.4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6272">
            <text:p>159.6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6827">
            <text:p>114.68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062">
            <text:p>123.70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1527">
            <text:p>120.1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3687">
            <text:p>117.36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5325">
            <text:p>121.53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7445">
            <text:p>108.7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006">
            <text:p>138.00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3858">
            <text:p>112.38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9905">
            <text:p>114.99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5822">
            <text:p>122.58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9685">
            <text:p>133.9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7976">
            <text:p>118.7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515">
            <text:p>123.75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8816">
            <text:p>116.8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7054">
            <text:p>128.7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0566">
            <text:p>114.05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9431">
            <text:p>171.9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158">
            <text:p>137.7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2036">
            <text:p>133.20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8.9439">
            <text:p>108.9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92.6537">
            <text:p>23392.65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5394">
            <text:p>172.5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1443">
            <text:p>118.14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7537">
            <text:p>133.75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757">
            <text:p>121.87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521">
            <text:p>120.25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0517">
            <text:p>111.05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5.8578">
            <text:p>105.85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5666">
            <text:p>119.5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2715">
            <text:p>117.27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2.887">
            <text:p>102.8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5049">
            <text:p>110.5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3419">
            <text:p>114.3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2914">
            <text:p>116.29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621">
            <text:p>125.2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9781">
            <text:p>130.97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4977">
            <text:p>122.4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.9226">
            <text:p>107.92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3661">
            <text:p>118.3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7353">
            <text:p>115.7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4114">
            <text:p>116.4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7211">
            <text:p>125.7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636">
            <text:p>137.56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315">
            <text:p>132.3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4291">
            <text:p>118.42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9913">
            <text:p>120.9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275">
            <text:p>154.0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1.9427">
            <text:p>111.94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1704">
            <text:p>120.17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6552">
            <text:p>112.6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652">
            <text:p>168.56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5444">
            <text:p>180.5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6388">
            <text:p>133.63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0583">
            <text:p>135.05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2568">
            <text:p>122.25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4833">
            <text:p>118.4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049">
            <text:p>126.8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4374">
            <text:p>126.4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147">
            <text:p>159.4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6893">
            <text:p>131.68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2946">
            <text:p>120.2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4286">
            <text:p>186.4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9799">
            <text:p>194.9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785">
            <text:p>191.7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4877">
            <text:p>198.4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8.4108">
            <text:p>278.41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7121">
            <text:p>118.7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4418">
            <text:p>127.4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042">
            <text:p>112.8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6887">
            <text:p>122.68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083">
            <text:p>135.70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2066">
            <text:p>117.2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9862">
            <text:p>135.98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1499">
            <text:p>116.14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5996">
            <text:p>116.5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345">
            <text:p>148.7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122">
            <text:p>110.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19">
            <text:p>118.9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205">
            <text:p>122.02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8173">
            <text:p>112.8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7058">
            <text:p>121.7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487">
            <text:p>123.74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8835">
            <text:p>144.88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4865">
            <text:p>139.4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1489">
            <text:p>197.14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504.32">
            <text:p>4504.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6082">
            <text:p>117.6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2.3446">
            <text:p>302.3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3393">
            <text:p>128.3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1765">
            <text:p>152.1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438">
            <text:p>118.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.6697">
            <text:p>110.66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7741">
            <text:p>126.77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305">
            <text:p>127.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2156">
            <text:p>126.21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4194">
            <text:p>114.4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0913">
            <text:p>115.0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4323">
            <text:p>139.4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3692">
            <text:p>126.36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1871">
            <text:p>126.1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0416">
            <text:p>129.0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1365">
            <text:p>121.13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478">
            <text:p>119.1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4181">
            <text:p>119.41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7426">
            <text:p>127.7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451">
            <text:p>169.4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1837">
            <text:p>123.1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8646">
            <text:p>115.86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5913">
            <text:p>127.5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1239">
            <text:p>125.12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9276">
            <text:p>136.9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0239">
            <text:p>127.02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9608">
            <text:p>130.9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219">
            <text:p>128.52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8163">
            <text:p>116.8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5878">
            <text:p>122.5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5058">
            <text:p>127.5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2.9829">
            <text:p>392.9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3.2527">
            <text:p>313.2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3528">
            <text:p>147.35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6087">
            <text:p>145.6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8802">
            <text:p>133.88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6885">
            <text:p>117.68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0825">
            <text:p>175.08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5297">
            <text:p>134.52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2907">
            <text:p>134.2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3517">
            <text:p>127.35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0614">
            <text:p>121.06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2023">
            <text:p>127.2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3995">
            <text:p>117.39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403">
            <text:p>125.04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903">
            <text:p>119.19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6667">
            <text:p>113.66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5414">
            <text:p>123.5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6.232">
            <text:p>276.2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421.8179">
            <text:p>4421.81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7.5432">
            <text:p>277.54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5929">
            <text:p>141.59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1186">
            <text:p>116.1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632">
            <text:p>141.9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9591">
            <text:p>118.9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2616">
            <text:p>129.26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9146">
            <text:p>177.91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-05-28</text:date>, <text:time>10:5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Odd</meta:initial-creator>
    <meta:creation-date>2015-05-27T09:14:58.78</meta:creation-date>
    <dc:date>2015-05-28T10:50:17.41</dc:date>
    <dc:creator>Timothy Odd</dc:creator>
    <meta:editing-duration>PT1H50M9S</meta:editing-duration>
    <meta:editing-cycles>12</meta:editing-cycles>
    <meta:generator>OpenOffice/4.1.0$Win32 OpenOffice.org_project/410m18$Build-9764</meta:generator>
    <meta:document-statistic meta:table-count="10" meta:cell-count="8106" meta:object-count="0"/>
  </office:meta>
</office:document-meta>
</file>